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1.048cm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344815" officeooo:paragraph-rsid="009e8bf5" style:font-weight-asian="bold" style:font-weight-complex="bold"/>
    </style:style>
    <style:style style:name="P2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4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5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9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0" style:family="paragraph" style:parent-style-name="Text_20_body">
      <style:text-properties officeooo:paragraph-rsid="002eabfc"/>
    </style:style>
    <style:style style:name="P41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42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43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44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45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46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47" style:family="paragraph" style:parent-style-name="Text_20_body">
      <style:text-properties officeooo:paragraph-rsid="0057a248"/>
    </style:style>
    <style:style style:name="P48" style:family="paragraph" style:parent-style-name="Text_20_body">
      <style:text-properties officeooo:rsid="002eabfc" officeooo:paragraph-rsid="002eabfc"/>
    </style:style>
    <style:style style:name="P49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50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51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52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53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54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55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56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57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58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59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60" style:family="paragraph" style:parent-style-name="Text_20_body">
      <style:paragraph-properties fo:text-align="justify" style:justify-single-word="false"/>
      <style:text-properties officeooo:rsid="0084b945" officeooo:paragraph-rsid="009e8bf5" fo:background-color="#cccccc"/>
    </style:style>
    <style:style style:name="P61" style:family="paragraph" style:parent-style-name="Text_20_body">
      <style:text-properties officeooo:paragraph-rsid="006ae27b"/>
    </style:style>
    <style:style style:name="P62" style:family="paragraph" style:parent-style-name="Text_20_body">
      <style:text-properties officeooo:rsid="004161ac" officeooo:paragraph-rsid="0072d184"/>
    </style:style>
    <style:style style:name="P63" style:family="paragraph" style:parent-style-name="Text_20_body">
      <style:text-properties officeooo:paragraph-rsid="007a0637"/>
    </style:style>
    <style:style style:name="P64" style:family="paragraph" style:parent-style-name="Text_20_body">
      <style:text-properties officeooo:paragraph-rsid="007bc859"/>
    </style:style>
    <style:style style:name="P65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66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67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68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69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70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71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72" style:family="paragraph" style:parent-style-name="Text_20_body">
      <style:paragraph-properties fo:text-align="justify" style:justify-single-word="false"/>
      <style:text-properties officeooo:rsid="00800505" officeooo:paragraph-rsid="009e8bf5"/>
    </style:style>
    <style:style style:name="P73" style:family="paragraph" style:parent-style-name="Text_20_body">
      <style:text-properties officeooo:rsid="00800505" officeooo:paragraph-rsid="00800505"/>
    </style:style>
    <style:style style:name="P74" style:family="paragraph" style:parent-style-name="Text_20_body">
      <style:text-properties officeooo:rsid="00800505" officeooo:paragraph-rsid="0084b945"/>
    </style:style>
    <style:style style:name="P75" style:family="paragraph" style:parent-style-name="Text_20_body">
      <style:text-properties officeooo:rsid="0088ba76" officeooo:paragraph-rsid="0088ba76"/>
    </style:style>
    <style:style style:name="P76" style:family="paragraph" style:parent-style-name="Text_20_body">
      <style:text-properties officeooo:rsid="008a7987" officeooo:paragraph-rsid="008a7987"/>
    </style:style>
    <style:style style:name="P77" style:family="paragraph" style:parent-style-name="Text_20_body">
      <style:text-properties officeooo:rsid="008a7987" officeooo:paragraph-rsid="008bb5a2"/>
    </style:style>
    <style:style style:name="P78" style:family="paragraph" style:parent-style-name="Text_20_body">
      <style:text-properties officeooo:rsid="008a7987" officeooo:paragraph-rsid="0093a36d"/>
    </style:style>
    <style:style style:name="P79" style:family="paragraph" style:parent-style-name="Text_20_body">
      <style:text-properties officeooo:rsid="008a7987" officeooo:paragraph-rsid="00988429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Heading_20_1" style:master-page-name="Cos">
      <style:paragraph-properties fo:text-align="center" style:justify-single-word="false" style:page-number="auto"/>
    </style:style>
    <style:style style:name="P85" style:family="paragraph" style:parent-style-name="Heading_20_1">
      <style:paragraph-properties fo:break-before="page"/>
    </style:style>
    <style:style style:name="P86" style:family="paragraph" style:parent-style-name="Heading_20_1">
      <style:paragraph-properties fo:break-before="page"/>
      <style:text-properties officeooo:rsid="002eabfc" officeooo:paragraph-rsid="002eabfc"/>
    </style:style>
    <style:style style:name="P87" style:family="paragraph" style:parent-style-name="Heading_20_1">
      <style:paragraph-properties fo:break-before="page"/>
      <style:text-properties officeooo:rsid="002eabfc" officeooo:paragraph-rsid="0057a248"/>
    </style:style>
    <style:style style:name="P88" style:family="paragraph" style:parent-style-name="Heading_20_1">
      <style:paragraph-properties fo:break-before="page"/>
      <style:text-properties officeooo:rsid="002eabfc" officeooo:paragraph-rsid="006ae27b"/>
    </style:style>
    <style:style style:name="P89" style:family="paragraph" style:parent-style-name="Heading_20_1">
      <style:paragraph-properties fo:break-before="page"/>
      <style:text-properties officeooo:rsid="002eabfc" officeooo:paragraph-rsid="007a0637"/>
    </style:style>
    <style:style style:name="P90" style:family="paragraph" style:parent-style-name="Heading_20_1">
      <style:paragraph-properties fo:break-before="page"/>
      <style:text-properties officeooo:rsid="002eabfc" officeooo:paragraph-rsid="007bc859"/>
    </style:style>
    <style:style style:name="P91" style:family="paragraph" style:parent-style-name="Heading_20_1">
      <style:paragraph-properties fo:break-before="page"/>
      <style:text-properties officeooo:rsid="002eabfc" officeooo:paragraph-rsid="007f5cbc"/>
    </style:style>
    <style:style style:name="P92" style:family="paragraph" style:parent-style-name="Heading_20_1">
      <style:paragraph-properties fo:break-before="page"/>
      <style:text-properties officeooo:rsid="002eabfc" officeooo:paragraph-rsid="0084b945"/>
    </style:style>
    <style:style style:name="P93" style:family="paragraph" style:parent-style-name="Heading_20_1">
      <style:paragraph-properties fo:break-before="page"/>
      <style:text-properties officeooo:rsid="002eabfc" officeooo:paragraph-rsid="0088ba76"/>
    </style:style>
    <style:style style:name="P94" style:family="paragraph" style:parent-style-name="Heading_20_1">
      <style:paragraph-properties fo:break-before="page"/>
      <style:text-properties officeooo:rsid="002eabfc" officeooo:paragraph-rsid="008a7987"/>
    </style:style>
    <style:style style:name="P95" style:family="paragraph" style:parent-style-name="Heading_20_1">
      <style:paragraph-properties fo:break-before="page"/>
      <style:text-properties officeooo:paragraph-rsid="0093a36d"/>
    </style:style>
    <style:style style:name="P96" style:family="paragraph" style:parent-style-name="Heading_20_1">
      <style:paragraph-properties fo:break-before="page"/>
      <style:text-properties officeooo:paragraph-rsid="00988429"/>
    </style:style>
    <style:style style:name="P97" style:family="paragraph" style:parent-style-name="Heading_20_1">
      <style:paragraph-properties fo:break-before="page"/>
      <style:text-properties officeooo:paragraph-rsid="009e8bf5"/>
    </style:style>
    <style:style style:name="P98" style:family="paragraph" style:parent-style-name="Heading_20_2" style:list-style-name="">
      <style:text-properties officeooo:rsid="002eabfc" officeooo:paragraph-rsid="002eabfc"/>
    </style:style>
    <style:style style:name="P99" style:family="paragraph" style:parent-style-name="Heading_20_2" style:list-style-name="">
      <style:text-properties officeooo:rsid="002eabfc" officeooo:paragraph-rsid="0057a248"/>
    </style:style>
    <style:style style:name="P100" style:family="paragraph" style:parent-style-name="Heading_20_2" style:list-style-name="">
      <style:text-properties officeooo:rsid="002eabfc" officeooo:paragraph-rsid="005fa12a"/>
    </style:style>
    <style:style style:name="P101" style:family="paragraph" style:parent-style-name="Heading_20_2" style:list-style-name="">
      <style:text-properties officeooo:rsid="002eabfc" officeooo:paragraph-rsid="006ae27b"/>
    </style:style>
    <style:style style:name="P102" style:family="paragraph" style:parent-style-name="Heading_20_2" style:list-style-name="">
      <style:text-properties officeooo:rsid="002eabfc" officeooo:paragraph-rsid="0072d184"/>
    </style:style>
    <style:style style:name="P103" style:family="paragraph" style:parent-style-name="Heading_20_2" style:list-style-name="">
      <style:text-properties officeooo:rsid="002eabfc" officeooo:paragraph-rsid="007a0637"/>
    </style:style>
    <style:style style:name="P104" style:family="paragraph" style:parent-style-name="Heading_20_2" style:list-style-name="">
      <style:text-properties officeooo:rsid="002eabfc" officeooo:paragraph-rsid="007bc859"/>
    </style:style>
    <style:style style:name="P105" style:family="paragraph" style:parent-style-name="Heading_20_2">
      <style:text-properties officeooo:rsid="002eabfc" officeooo:paragraph-rsid="007f5cbc"/>
    </style:style>
    <style:style style:name="P106" style:family="paragraph" style:parent-style-name="Heading_20_2">
      <style:text-properties officeooo:rsid="002eabfc" officeooo:paragraph-rsid="0084b945"/>
    </style:style>
    <style:style style:name="P107" style:family="paragraph" style:parent-style-name="Heading_20_2">
      <style:text-properties officeooo:rsid="002eabfc" officeooo:paragraph-rsid="0088ba76"/>
    </style:style>
    <style:style style:name="P108" style:family="paragraph" style:parent-style-name="Heading_20_2">
      <style:text-properties officeooo:rsid="002eabfc" officeooo:paragraph-rsid="008a7987"/>
    </style:style>
    <style:style style:name="P109" style:family="paragraph" style:parent-style-name="Heading_20_2">
      <style:text-properties officeooo:rsid="002eabfc" officeooo:paragraph-rsid="008bb5a2"/>
    </style:style>
    <style:style style:name="P110" style:family="paragraph" style:parent-style-name="Heading_20_2">
      <style:text-properties officeooo:rsid="002eabfc" officeooo:paragraph-rsid="0093a36d"/>
    </style:style>
    <style:style style:name="P111" style:family="paragraph" style:parent-style-name="Heading_20_2">
      <style:text-properties officeooo:rsid="002eabfc" officeooo:paragraph-rsid="00988429"/>
    </style:style>
    <style:style style:name="P112" style:family="paragraph" style:parent-style-name="Heading_20_2">
      <style:text-properties officeooo:rsid="002eabfc" officeooo:paragraph-rsid="009e8bf5"/>
    </style:style>
    <style:style style:name="P113" style:family="paragraph" style:parent-style-name="Standard">
      <style:text-properties officeooo:paragraph-rsid="00a89a22"/>
    </style:style>
    <style:style style:name="P11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rsid="00a89a22" officeooo:paragraph-rsid="00a89a22" style:font-name-complex="Arial Narrow1"/>
    </style:style>
    <style:style style:name="P11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11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a89a22" style:font-name-complex="Arial Narrow1"/>
    </style:style>
    <style:style style:name="P11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11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a89a22" style:font-name-complex="Arial Narrow1"/>
    </style:style>
    <style:style style:name="P1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a89a22" style:font-name-complex="Arial Narrow1"/>
    </style:style>
    <style:style style:name="P121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68ec41"/>
    </style:style>
    <style:style style:name="P122" style:family="paragraph" style:parent-style-name="Text_20_body" style:list-style-name="L1">
      <style:text-properties style:text-underline-style="none" officeooo:rsid="007886d6" officeooo:paragraph-rsid="007886d6"/>
    </style:style>
    <style:style style:name="P123" style:family="paragraph" style:parent-style-name="Text_20_body" style:list-style-name="L1">
      <style:text-properties style:text-underline-style="none" officeooo:rsid="0051e905" officeooo:paragraph-rsid="004a67fb"/>
    </style:style>
    <style:style style:name="P124" style:family="paragraph" style:parent-style-name="Text_20_body" style:list-style-name="L1">
      <style:text-properties style:text-underline-style="none" officeooo:rsid="0055a251" officeooo:paragraph-rsid="0052e7ec"/>
    </style:style>
    <style:style style:name="P125" style:family="paragraph" style:parent-style-name="Text_20_body" style:list-style-name="L2">
      <style:text-properties officeooo:rsid="00366cb8" officeooo:paragraph-rsid="003f3001"/>
    </style:style>
    <style:style style:name="P126" style:family="paragraph" style:parent-style-name="Text_20_body" style:list-style-name="L2">
      <style:text-properties officeooo:rsid="00366cb8" officeooo:paragraph-rsid="005fa12a"/>
    </style:style>
    <style:style style:name="P127" style:family="paragraph" style:parent-style-name="Text_20_body" style:list-style-name="L2">
      <style:text-properties officeooo:rsid="00472b41" officeooo:paragraph-rsid="004670ae"/>
    </style:style>
    <style:style style:name="P128" style:family="paragraph" style:parent-style-name="Text_20_body" style:list-style-name="L2">
      <style:text-properties officeooo:rsid="00485f33" officeooo:paragraph-rsid="00485f33"/>
    </style:style>
    <style:style style:name="P129" style:family="paragraph" style:parent-style-name="Text_20_body" style:list-style-name="L2">
      <style:text-properties officeooo:rsid="004d05be" officeooo:paragraph-rsid="004ed09e"/>
    </style:style>
    <style:style style:name="P130" style:family="paragraph" style:parent-style-name="Text_20_body" style:list-style-name="L3">
      <style:text-properties officeooo:rsid="004161ac" officeooo:paragraph-rsid="004161ac"/>
    </style:style>
    <style:style style:name="P131" style:family="paragraph" style:parent-style-name="Text_20_body" style:list-style-name="L4">
      <style:text-properties officeooo:rsid="004161ac" officeooo:paragraph-rsid="005fa12a"/>
    </style:style>
    <style:style style:name="P132" style:family="paragraph" style:parent-style-name="Text_20_body" style:list-style-name="L4">
      <style:text-properties officeooo:rsid="004161ac" officeooo:paragraph-rsid="0066fecb"/>
    </style:style>
    <style:style style:name="P133" style:family="paragraph" style:parent-style-name="Text_20_body" style:list-style-name="L3">
      <style:text-properties officeooo:rsid="004ed09e" officeooo:paragraph-rsid="004ed09e"/>
    </style:style>
    <style:style style:name="P134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135" style:family="paragraph" style:parent-style-name="Text_20_body" style:list-style-name="L2">
      <style:text-properties officeooo:rsid="0064927f" officeooo:paragraph-rsid="0064927f"/>
    </style:style>
    <style:style style:name="P136" style:family="paragraph" style:parent-style-name="Text_20_body" style:list-style-name="L5">
      <style:text-properties officeooo:rsid="0073ea62" officeooo:paragraph-rsid="0073ea62"/>
    </style:style>
    <style:style style:name="P137" style:family="paragraph" style:parent-style-name="Text_20_body" style:list-style-name="L5">
      <style:text-properties officeooo:rsid="0074ef60" officeooo:paragraph-rsid="0074ef60"/>
    </style:style>
    <style:style style:name="P138" style:family="paragraph" style:parent-style-name="Text_20_body" style:list-style-name="L2">
      <style:text-properties officeooo:rsid="0074ef60" officeooo:paragraph-rsid="0074ef60"/>
    </style:style>
    <style:style style:name="P139" style:family="paragraph" style:parent-style-name="Text_20_body" style:list-style-name="L6">
      <style:text-properties officeooo:rsid="0074ef60" officeooo:paragraph-rsid="0074ef60"/>
    </style:style>
    <style:style style:name="P140" style:family="paragraph" style:parent-style-name="Text_20_body" style:list-style-name="L5">
      <style:text-properties officeooo:rsid="007a0637" officeooo:paragraph-rsid="007a0637"/>
    </style:style>
    <style:style style:name="P141" style:family="paragraph" style:parent-style-name="Text_20_body" style:list-style-name="L7">
      <style:text-properties officeooo:rsid="007a0637" officeooo:paragraph-rsid="007a0637"/>
    </style:style>
    <style:style style:name="P142" style:family="paragraph" style:parent-style-name="Text_20_body" style:list-style-name="L12">
      <style:text-properties officeooo:rsid="007a0637" officeooo:paragraph-rsid="00860e30"/>
    </style:style>
    <style:style style:name="P143" style:family="paragraph" style:parent-style-name="Text_20_body" style:list-style-name="L12">
      <style:text-properties officeooo:rsid="007a0637" officeooo:paragraph-rsid="00800505"/>
    </style:style>
    <style:style style:name="P144" style:family="paragraph" style:parent-style-name="Text_20_body" style:list-style-name="L12">
      <style:text-properties officeooo:rsid="007a0637" officeooo:paragraph-rsid="00831850"/>
    </style:style>
    <style:style style:name="P145" style:family="paragraph" style:parent-style-name="Text_20_body" style:list-style-name="L14">
      <style:text-properties officeooo:rsid="007a0637" officeooo:paragraph-rsid="0084b945"/>
    </style:style>
    <style:style style:name="P146" style:family="paragraph" style:parent-style-name="Text_20_body" style:list-style-name="L8">
      <style:text-properties officeooo:rsid="007f5cbc" officeooo:paragraph-rsid="007f5cbc"/>
    </style:style>
    <style:style style:name="P147" style:family="paragraph" style:parent-style-name="Text_20_body" style:list-style-name="L9">
      <style:text-properties officeooo:rsid="007f5cbc" officeooo:paragraph-rsid="007f5cbc"/>
    </style:style>
    <style:style style:name="P148" style:family="paragraph" style:parent-style-name="Text_20_body" style:list-style-name="L10">
      <style:text-properties officeooo:rsid="007f5cbc" officeooo:paragraph-rsid="007f5cbc"/>
    </style:style>
    <style:style style:name="P149" style:family="paragraph" style:parent-style-name="Text_20_body" style:list-style-name="L5">
      <style:text-properties officeooo:rsid="007d7057" officeooo:paragraph-rsid="00800505"/>
    </style:style>
    <style:style style:name="P150" style:family="paragraph" style:parent-style-name="Text_20_body" style:list-style-name="L11">
      <style:text-properties officeooo:rsid="007d7057" officeooo:paragraph-rsid="00800505"/>
    </style:style>
    <style:style style:name="P151" style:family="paragraph" style:parent-style-name="Text_20_body" style:list-style-name="L11">
      <style:text-properties officeooo:rsid="007d7057" officeooo:paragraph-rsid="00831850"/>
    </style:style>
    <style:style style:name="P152" style:family="paragraph" style:parent-style-name="Text_20_body" style:list-style-name="L11">
      <style:text-properties officeooo:paragraph-rsid="00800505"/>
    </style:style>
    <style:style style:name="P153" style:family="paragraph" style:parent-style-name="Text_20_body" style:list-style-name="L13">
      <style:text-properties officeooo:rsid="00800505" officeooo:paragraph-rsid="00800505"/>
    </style:style>
    <style:style style:name="P154" style:family="paragraph" style:parent-style-name="Text_20_body" style:list-style-name="L15">
      <style:text-properties officeooo:rsid="00800505" officeooo:paragraph-rsid="0084b945"/>
    </style:style>
    <style:style style:name="P155" style:family="paragraph" style:parent-style-name="Text_20_body" style:list-style-name="L11">
      <style:text-properties officeooo:rsid="0084b945" officeooo:paragraph-rsid="0084b945"/>
    </style:style>
    <style:style style:name="P156" style:family="paragraph" style:parent-style-name="Text_20_body" style:list-style-name="L11">
      <style:text-properties officeooo:rsid="00898109" officeooo:paragraph-rsid="00898109"/>
    </style:style>
    <style:style style:name="P157" style:family="paragraph" style:parent-style-name="Text_20_body" style:list-style-name="L16">
      <style:text-properties officeooo:rsid="00898109" officeooo:paragraph-rsid="00898109"/>
    </style:style>
    <style:style style:name="P158" style:family="paragraph" style:parent-style-name="Text_20_body" style:list-style-name="L17">
      <style:text-properties officeooo:rsid="0088ba76" officeooo:paragraph-rsid="0088ba76"/>
    </style:style>
    <style:style style:name="P159" style:family="paragraph" style:parent-style-name="Text_20_body" style:list-style-name="L11">
      <style:text-properties officeooo:rsid="008a7987" officeooo:paragraph-rsid="008a7987"/>
    </style:style>
    <style:style style:name="P160" style:family="paragraph" style:parent-style-name="Text_20_body" style:list-style-name="L18">
      <style:text-properties officeooo:rsid="008a7987" officeooo:paragraph-rsid="008a7987"/>
    </style:style>
    <style:style style:name="P161" style:family="paragraph" style:parent-style-name="Text_20_body" style:list-style-name="L19">
      <style:text-properties officeooo:rsid="008a7987" officeooo:paragraph-rsid="008a7987"/>
    </style:style>
    <style:style style:name="P162" style:family="paragraph" style:parent-style-name="Text_20_body" style:list-style-name="L20">
      <style:text-properties officeooo:rsid="008a7987" officeooo:paragraph-rsid="008bb5a2"/>
    </style:style>
    <style:style style:name="P163" style:family="paragraph" style:parent-style-name="Text_20_body" style:list-style-name="L21">
      <style:text-properties officeooo:rsid="008a7987" officeooo:paragraph-rsid="008bb5a2"/>
    </style:style>
    <style:style style:name="P164" style:family="paragraph" style:parent-style-name="Text_20_body" style:list-style-name="L22">
      <style:text-properties officeooo:rsid="008a7987" officeooo:paragraph-rsid="00955b9d"/>
    </style:style>
    <style:style style:name="P165" style:family="paragraph" style:parent-style-name="Text_20_body" style:list-style-name="L23">
      <style:text-properties officeooo:rsid="008a7987" officeooo:paragraph-rsid="00955b9d"/>
    </style:style>
    <style:style style:name="P166" style:family="paragraph" style:parent-style-name="Text_20_body" style:list-style-name="L24">
      <style:text-properties officeooo:rsid="008a7987" officeooo:paragraph-rsid="00988429"/>
    </style:style>
    <style:style style:name="P167" style:family="paragraph" style:parent-style-name="Text_20_body" style:list-style-name="L27">
      <style:text-properties officeooo:rsid="008a7987" officeooo:paragraph-rsid="009e8bf5"/>
    </style:style>
    <style:style style:name="P168" style:family="paragraph" style:parent-style-name="Text_20_body" style:list-style-name="L27">
      <style:text-properties officeooo:rsid="008a7987" officeooo:paragraph-rsid="00a3d48d"/>
    </style:style>
    <style:style style:name="P169" style:family="paragraph" style:parent-style-name="Text_20_body" style:list-style-name="L27">
      <style:text-properties officeooo:rsid="008a7987" officeooo:paragraph-rsid="00a4fd94"/>
    </style:style>
    <style:style style:name="P170" style:family="paragraph" style:parent-style-name="Text_20_body" style:list-style-name="L11">
      <style:text-properties officeooo:rsid="008b8d1b" officeooo:paragraph-rsid="008b8d1b"/>
    </style:style>
    <style:style style:name="P171" style:family="paragraph" style:parent-style-name="Text_20_body" style:list-style-name="L11">
      <style:text-properties officeooo:rsid="008b8d1b" officeooo:paragraph-rsid="008bb5a2"/>
    </style:style>
    <style:style style:name="P172" style:family="paragraph" style:parent-style-name="Text_20_body" style:list-style-name="L11">
      <style:text-properties officeooo:rsid="008b8d1b" officeooo:paragraph-rsid="0093a36d"/>
    </style:style>
    <style:style style:name="P173" style:family="paragraph" style:parent-style-name="Text_20_body" style:list-style-name="L11">
      <style:text-properties officeooo:rsid="008b8d1b" officeooo:paragraph-rsid="00988429"/>
    </style:style>
    <style:style style:name="P174" style:family="paragraph" style:parent-style-name="Text_20_body" style:list-style-name="L11">
      <style:text-properties officeooo:rsid="009c5aef" officeooo:paragraph-rsid="009c5aef"/>
    </style:style>
    <style:style style:name="P175" style:family="paragraph" style:parent-style-name="Text_20_body" style:list-style-name="L25">
      <style:text-properties officeooo:rsid="00988429" officeooo:paragraph-rsid="00988429"/>
    </style:style>
    <style:style style:name="P176" style:family="paragraph" style:parent-style-name="Text_20_body" style:list-style-name="L28">
      <style:text-properties officeooo:rsid="00988429" officeooo:paragraph-rsid="00a57486"/>
    </style:style>
    <style:style style:name="P177" style:family="paragraph" style:parent-style-name="Text_20_body" style:list-style-name="L26"/>
    <style:style style:name="P178" style:family="paragraph" style:parent-style-name="Text_20_body" style:list-style-name="L27">
      <style:text-properties officeooo:paragraph-rsid="009e8bf5"/>
    </style:style>
    <style:style style:name="P179" style:family="paragraph" style:parent-style-name="Text_20_body" style:list-style-name="L27">
      <style:text-properties officeooo:paragraph-rsid="00a3d48d"/>
    </style:style>
    <style:style style:name="P180" style:family="paragraph" style:parent-style-name="Text_20_body" style:list-style-name="L27">
      <style:text-properties officeooo:paragraph-rsid="00a4fd94"/>
    </style:style>
    <style:style style:name="P181" style:family="paragraph" style:parent-style-name="Text_20_body" style:list-style-name="L28">
      <style:text-properties officeooo:paragraph-rsid="00a57486"/>
    </style:style>
    <style:style style:name="P18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officeooo:rsid="00a89a22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officeooo:rsid="002651fa"/>
    </style:style>
    <style:style style:name="T5" style:family="text">
      <style:text-properties officeooo:rsid="0026b597"/>
    </style:style>
    <style:style style:name="T6" style:family="text">
      <style:text-properties officeooo:rsid="002eabfc"/>
    </style:style>
    <style:style style:name="T7" style:family="text">
      <style:text-properties officeooo:rsid="00326504"/>
    </style:style>
    <style:style style:name="T8" style:family="text">
      <style:text-properties officeooo:rsid="0038a6a4"/>
    </style:style>
    <style:style style:name="T9" style:family="text">
      <style:text-properties officeooo:rsid="003d82bb"/>
    </style:style>
    <style:style style:name="T10" style:family="text">
      <style:text-properties officeooo:rsid="003f3001"/>
    </style:style>
    <style:style style:name="T11" style:family="text">
      <style:text-properties officeooo:rsid="0047c65e"/>
    </style:style>
    <style:style style:name="T12" style:family="text">
      <style:text-properties officeooo:rsid="004ed09e"/>
    </style:style>
    <style:style style:name="T13" style:family="text">
      <style:text-properties officeooo:rsid="0057a248"/>
    </style:style>
    <style:style style:name="T14" style:family="text">
      <style:text-properties officeooo:rsid="005fa12a"/>
    </style:style>
    <style:style style:name="T15" style:family="text">
      <style:text-properties officeooo:rsid="0068ec41"/>
    </style:style>
    <style:style style:name="T16" style:family="text">
      <style:text-properties officeooo:rsid="0069e53e"/>
    </style:style>
    <style:style style:name="T17" style:family="text">
      <style:text-properties officeooo:rsid="006ae27b"/>
    </style:style>
    <style:style style:name="T18" style:family="text">
      <style:text-properties officeooo:rsid="007a0637"/>
    </style:style>
    <style:style style:name="T19" style:family="text">
      <style:text-properties officeooo:rsid="007f5cbc"/>
    </style:style>
    <style:style style:name="T20" style:family="text">
      <style:text-properties officeooo:rsid="007d7057"/>
    </style:style>
    <style:style style:name="T21" style:family="text">
      <style:text-properties officeooo:rsid="007fd8b8"/>
    </style:style>
    <style:style style:name="T22" style:family="text">
      <style:text-properties officeooo:rsid="00800505"/>
    </style:style>
    <style:style style:name="T23" style:family="text">
      <style:text-properties officeooo:rsid="00831850"/>
    </style:style>
    <style:style style:name="T24" style:family="text">
      <style:text-properties officeooo:rsid="0084b945"/>
    </style:style>
    <style:style style:name="T25" style:family="text">
      <style:text-properties officeooo:rsid="008543db"/>
    </style:style>
    <style:style style:name="T26" style:family="text">
      <style:text-properties officeooo:rsid="00860e30"/>
    </style:style>
    <style:style style:name="T27" style:family="text">
      <style:text-properties officeooo:rsid="0088ba76"/>
    </style:style>
    <style:style style:name="T28" style:family="text">
      <style:text-properties officeooo:rsid="008a7987"/>
    </style:style>
    <style:style style:name="T29" style:family="text">
      <style:text-properties officeooo:rsid="008e81d1"/>
    </style:style>
    <style:style style:name="T30" style:family="text">
      <style:text-properties fo:color="#f39000" style:font-name="Calibri1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1" style:family="text">
      <style:text-properties officeooo:rsid="00955b9d"/>
    </style:style>
    <style:style style:name="T32" style:family="text">
      <style:text-properties officeooo:rsid="00994687"/>
    </style:style>
    <style:style style:name="T33" style:family="text">
      <style:text-properties officeooo:rsid="008b8d1b"/>
    </style:style>
    <style:style style:name="T34" style:family="text">
      <style:text-properties officeooo:rsid="009e8bf5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officeooo:rsid="00a2b504"/>
    </style:style>
    <style:style style:name="T37" style:family="text">
      <style:text-properties officeooo:rsid="00a3d48d"/>
    </style:style>
    <style:style style:name="T38" style:family="text">
      <style:text-properties officeooo:rsid="00a4fd94"/>
    </style:style>
    <style:style style:name="T39" style:family="text">
      <style:text-properties officeooo:rsid="00988429"/>
    </style:style>
    <style:style style:name="T40" style:family="text">
      <style:text-properties officeooo:rsid="00a57486"/>
    </style:style>
    <style:style style:name="T41" style:family="text">
      <style:text-properties style:text-underline-style="none"/>
    </style:style>
    <style:style style:name="T42" style:family="text">
      <style:text-properties officeooo:rsid="00a89a2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29" draw:style-name="gr1"><draw:frame draw:name="Picture 2" draw:style-name="gr2" draw:text-style-name="P182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82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0"><text:span text:style-name="T6">RIPEA: </text:span>Control de versions</text:p>
      <text:p text:style-name="P26"><text:span text:style-name="T6">desembre </text:span>de <text:span text:style-name="T4">2018</text:span></text:p>
      <text:p text:style-name="P27">Serveis d’Administració Electrònica en el Govern de les Illes Balears</text:p>
      <text:p text:style-name="P28">Lot 3 (Serveis de tramitació d’expedients electrònics)</text:p>
      <text:p text:style-name="P28"/>
      <text:p text:style-name="P28"/>
      <text:p text:style-name="P28"/>
      <text:p text:style-name="P28"/>
      <text:p text:style-name="P29">Oficina Tècnica de Direcció de Projecte</text:p>
      <text:list xml:id="list1119561882" text:style-name="Outline">
        <text:list-header>
          <text:h text:style-name="P8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2">Data</text:p>
          </table:table-cell>
          <table:table-cell table:style-name="Taula1.B2" office:value-type="string">
            <text:p text:style-name="P33">Autor</text:p>
          </table:table-cell>
          <table:table-cell table:style-name="Taula1.B2" office:value-type="string">
            <text:p text:style-name="P33">Versió</text:p>
          </table:table-cell>
          <table:table-cell table:style-name="Taula1.D2" office:value-type="string">
            <text:p text:style-name="P33">Canvis</text:p>
          </table:table-cell>
        </table:table-row>
        <table:table-row table:style-name="Taula1.1">
          <table:table-cell table:style-name="Taula1.A3" office:value-type="string">
            <text:p text:style-name="P34"><text:span text:style-name="T5">26</text:span>/<text:span text:style-name="T5">10</text:span>/<text:span text:style-name="T5">2018</text:span></text:p>
          </table:table-cell>
          <table:table-cell table:style-name="Taula1.B3" office:value-type="string">
            <text:p text:style-name="P36">Límit Tecnologies</text:p>
          </table:table-cell>
          <table:table-cell table:style-name="Taula1.C3" office:value-type="string">
            <text:p text:style-name="P34">1.0</text:p>
          </table:table-cell>
          <table:table-cell table:style-name="Taula1.D3" office:value-type="string">
            <text:p text:style-name="P34">Versió inicial</text:p>
          </table:table-cell>
        </table:table-row>
        <table:table-row table:style-name="Taula1.1">
          <table:table-cell table:style-name="Taula1.A4" office:value-type="string">
            <text:p text:style-name="P35"><text:span text:style-name="T15">05</text:span>/<text:span text:style-name="T5">12</text:span>/<text:span text:style-name="T5">2018</text:span></text:p>
          </table:table-cell>
          <table:table-cell table:style-name="Taula1.B4" office:value-type="string">
            <text:p text:style-name="P37">Límit Tecnologies</text:p>
          </table:table-cell>
          <table:table-cell table:style-name="Taula1.C4" office:value-type="string">
            <text:p text:style-name="P38">1.1</text:p>
          </table:table-cell>
          <table:table-cell table:style-name="Taula1.D4" office:value-type="string">
            <text:p text:style-name="P34"><text:span text:style-name="T15">Release</text:span> <text:span text:style-name="T15">0.9.65</text:span></text:p>
          </table:table-cell>
        </table:table-row>
        <table:table-row table:style-name="Taula1.1">
          <table:table-cell table:style-name="Taula1.A5" office:value-type="string">
            <text:p text:style-name="P38">25/04/2019</text:p>
          </table:table-cell>
          <table:table-cell table:style-name="Taula1.B5" office:value-type="string">
            <text:p text:style-name="P37">Límit Tecnologies</text:p>
          </table:table-cell>
          <table:table-cell table:style-name="Taula1.C5" office:value-type="string">
            <text:p text:style-name="P38">1.2</text:p>
          </table:table-cell>
          <table:table-cell table:style-name="Taula1.D5" office:value-type="string">
            <text:p text:style-name="P34"><text:span text:style-name="T15">Release</text:span> <text:span text:style-name="T15">0.9.66</text:span></text:p>
          </table:table-cell>
        </table:table-row>
        <table:table-row table:style-name="Taula1.1">
          <table:table-cell table:style-name="Taula1.A6" office:value-type="string">
            <text:p text:style-name="P121"><text:span text:style-name="T2">14</text:span><text:span text:style-name="T3">/</text:span><text:span text:style-name="T2">09</text:span><text:span text:style-name="T3">/20</text:span><text:span text:style-name="T2">20</text:span></text:p>
          </table:table-cell>
          <table:table-cell table:style-name="Taula1.B6" office:value-type="string">
            <text:p text:style-name="P37">Límit Tecnologies</text:p>
          </table:table-cell>
          <table:table-cell table:style-name="Taula1.C6" office:value-type="string">
            <text:p text:style-name="P38">1.<text:span text:style-name="T42">3</text:span></text:p>
          </table:table-cell>
          <table:table-cell table:style-name="Taula1.D6" office:value-type="string">
            <text:p text:style-name="P34"><text:span text:style-name="T15">Release</text:span> <text:span text:style-name="T15">0.9.</text:span><text:span text:style-name="T42">75</text:span>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2">Nom</text:p>
          </table:table-cell>
          <table:table-cell table:style-name="Taula2.B2" office:value-type="string">
            <text:p text:style-name="P33">Data</text:p>
          </table:table-cell>
          <table:table-cell table:style-name="Taula2.C2" office:value-type="string">
            <text:p text:style-name="P33">Àrea, departament o empresa</text:p>
          </table:table-cell>
        </table:table-row>
        <table:table-row table:style-name="Taula2.1">
          <table:table-cell table:style-name="Taula2.A3" office:value-type="string">
            <text:p text:style-name="P34"/>
          </table:table-cell>
          <table:table-cell table:style-name="Taula2.B3" office:value-type="string">
            <text:p text:style-name="P34"/>
          </table:table-cell>
          <table:table-cell table:style-name="Taula2.C3" office:value-type="string">
            <text:p text:style-name="P34"/>
          </table:table-cell>
        </table:table-row>
        <table:table-row table:style-name="Taula2.1">
          <table:table-cell table:style-name="Taula2.A4" office:value-type="string">
            <text:p text:style-name="P39"/>
          </table:table-cell>
          <table:table-cell table:style-name="Taula2.B4" office:value-type="string">
            <text:p text:style-name="P39"/>
          </table:table-cell>
          <table:table-cell table:style-name="Taula2.C4" office:value-type="string">
            <text:p text:style-name="P39"/>
          </table:table-cell>
        </table:table-row>
        <table:table-row table:style-name="Taula2.1">
          <table:table-cell table:style-name="Taula2.A5" office:value-type="string">
            <text:p text:style-name="P39"/>
          </table:table-cell>
          <table:table-cell table:style-name="Taula2.B5" office:value-type="string">
            <text:p text:style-name="P39"/>
          </table:table-cell>
          <table:table-cell table:style-name="Taula2.C5" office:value-type="string">
            <text:p text:style-name="P39"/>
          </table:table-cell>
        </table:table-row>
        <table:table-row table:style-name="Taula2.1">
          <table:table-cell table:style-name="Taula2.A6" office:value-type="string">
            <text:p text:style-name="P39"/>
          </table:table-cell>
          <table:table-cell table:style-name="Taula2.B6" office:value-type="string">
            <text:p text:style-name="P39"/>
          </table:table-cell>
          <table:table-cell table:style-name="Taula2.C6" office:value-type="string">
            <text:p text:style-name="P39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2">Nom</text:p>
          </table:table-cell>
          <table:table-cell table:style-name="Taula3.B2" office:value-type="string">
            <text:p text:style-name="P33">Data</text:p>
          </table:table-cell>
          <table:table-cell table:style-name="Taula3.C2" office:value-type="string">
            <text:p text:style-name="P33">Àrea, departament o empresa</text:p>
          </table:table-cell>
        </table:table-row>
        <table:table-row table:style-name="Taula3.1">
          <table:table-cell table:style-name="Taula3.A3" office:value-type="string">
            <text:p text:style-name="P34"/>
          </table:table-cell>
          <table:table-cell table:style-name="Taula3.B3" office:value-type="string">
            <text:p text:style-name="P34"/>
          </table:table-cell>
          <table:table-cell table:style-name="Taula3.C3" office:value-type="string">
            <text:p text:style-name="P34"/>
          </table:table-cell>
        </table:table-row>
        <table:table-row table:style-name="Taula3.1">
          <table:table-cell table:style-name="Taula3.A4" office:value-type="string">
            <text:p text:style-name="P39"/>
          </table:table-cell>
          <table:table-cell table:style-name="Taula3.B4" office:value-type="string">
            <text:p text:style-name="P39"/>
          </table:table-cell>
          <table:table-cell table:style-name="Taula3.C4" office:value-type="string">
            <text:p text:style-name="P39"/>
          </table:table-cell>
        </table:table-row>
        <table:table-row table:style-name="Taula3.1">
          <table:table-cell table:style-name="Taula3.A5" office:value-type="string">
            <text:p text:style-name="P39"/>
          </table:table-cell>
          <table:table-cell table:style-name="Taula3.B5" office:value-type="string">
            <text:p text:style-name="P39"/>
          </table:table-cell>
          <table:table-cell table:style-name="Taula3.C5" office:value-type="string">
            <text:p text:style-name="P39"/>
          </table:table-cell>
        </table:table-row>
        <table:table-row table:style-name="Taula3.1">
          <table:table-cell table:style-name="Taula3.A6" office:value-type="string">
            <text:p text:style-name="P39"/>
          </table:table-cell>
          <table:table-cell table:style-name="Taula3.B6" office:value-type="string">
            <text:p text:style-name="P39"/>
          </table:table-cell>
          <table:table-cell table:style-name="Taula3.C6" office:value-type="string">
            <text:p text:style-name="P39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2">Nom</text:p>
          </table:table-cell>
          <table:table-cell table:style-name="Taula6.B2" office:value-type="string">
            <text:p text:style-name="P33">Àrea, departament o empresa</text:p>
          </table:table-cell>
          <table:table-cell table:style-name="Taula6.C2" office:value-type="string">
            <text:p text:style-name="P33">Correu electrònic</text:p>
          </table:table-cell>
        </table:table-row>
        <table:table-row table:style-name="Taula6.1">
          <table:table-cell table:style-name="Taula6.A3" office:value-type="string">
            <text:p text:style-name="P34"/>
          </table:table-cell>
          <table:table-cell table:style-name="Taula6.B3" office:value-type="string">
            <text:p text:style-name="P34"/>
          </table:table-cell>
          <table:table-cell table:style-name="Taula6.C3" office:value-type="string">
            <text:p text:style-name="P34"/>
          </table:table-cell>
        </table:table-row>
        <table:table-row table:style-name="Taula6.1">
          <table:table-cell table:style-name="Taula6.A4" office:value-type="string">
            <text:p text:style-name="P39"/>
          </table:table-cell>
          <table:table-cell table:style-name="Taula6.B4" office:value-type="string">
            <text:p text:style-name="P39"/>
          </table:table-cell>
          <table:table-cell table:style-name="Taula6.C4" office:value-type="string">
            <text:p text:style-name="P39"/>
          </table:table-cell>
        </table:table-row>
        <table:table-row table:style-name="Taula6.1">
          <table:table-cell table:style-name="Taula6.A5" office:value-type="string">
            <text:p text:style-name="P39"/>
          </table:table-cell>
          <table:table-cell table:style-name="Taula6.B5" office:value-type="string">
            <text:p text:style-name="P39"/>
          </table:table-cell>
          <table:table-cell table:style-name="Taula6.C5" office:value-type="string">
            <text:p text:style-name="P39"/>
          </table:table-cell>
        </table:table-row>
        <table:table-row table:style-name="Taula6.1">
          <table:table-cell table:style-name="Taula6.A6" office:value-type="string">
            <text:p text:style-name="P39"/>
          </table:table-cell>
          <table:table-cell table:style-name="Taula6.B6" office:value-type="string">
            <text:p text:style-name="P39"/>
          </table:table-cell>
          <table:table-cell table:style-name="Taula6.C6" office:value-type="string">
            <text:p text:style-name="P39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0"><text:a xlink:type="simple" xlink:href="#__RefHeading___Toc21421_3940995463" text:style-name="Index_20_Link" text:visited-style-name="Index_20_Link">Control de versions del document<text:tab/>2</text:a></text:p>
          <text:p text:style-name="P80"><text:a xlink:type="simple" xlink:href="#__RefHeading___Toc21295_3940995463" text:style-name="Index_20_Link" text:visited-style-name="Index_20_Link">1. Versió 0.9.65<text:tab/>5</text:a></text:p>
          <text:p text:style-name="P81"><text:a xlink:type="simple" xlink:href="#__RefHeading___Toc660_249985081" text:style-name="Index_20_Link" text:visited-style-name="Index_20_Link">Modificacions incloses dins aquesta versió<text:tab/>5</text:a></text:p>
          <text:p text:style-name="P81"><text:a xlink:type="simple" xlink:href="#__RefHeading___Toc662_249985081" text:style-name="Index_20_Link" text:visited-style-name="Index_20_Link">Canvis en la base de dades<text:tab/>6</text:a></text:p>
          <text:p text:style-name="P81"><text:a xlink:type="simple" xlink:href="#__RefHeading___Toc664_249985081" text:style-name="Index_20_Link" text:visited-style-name="Index_20_Link">Canvis en les propietats de l’aplicació<text:tab/>6</text:a></text:p>
          <text:p text:style-name="P80"><text:a xlink:type="simple" xlink:href="#__RefHeading___Toc676_1323820488" text:style-name="Index_20_Link" text:visited-style-name="Index_20_Link">2. Versió 0.9.66<text:tab/>7</text:a></text:p>
          <text:p text:style-name="P81"><text:a xlink:type="simple" xlink:href="#__RefHeading___Toc660_2499850811" text:style-name="Index_20_Link" text:visited-style-name="Index_20_Link">Modificacions incloses dins aquesta versió<text:tab/>7</text:a></text:p>
          <text:p text:style-name="P81"><text:a xlink:type="simple" xlink:href="#__RefHeading___Toc771_440738018" text:style-name="Index_20_Link" text:visited-style-name="Index_20_Link">Canvis en la base de dades<text:tab/>8</text:a></text:p>
          <text:p text:style-name="P81"><text:a xlink:type="simple" xlink:href="#__RefHeading___Toc664_2499850811" text:style-name="Index_20_Link" text:visited-style-name="Index_20_Link">Canvis en les propietats de l’aplicació<text:tab/>8</text:a></text:p>
          <text:p text:style-name="P80"><text:a xlink:type="simple" xlink:href="#__RefHeading___Toc839_239596029" text:style-name="Index_20_Link" text:visited-style-name="Index_20_Link">3. Versió 0.9.67<text:tab/>9</text:a></text:p>
          <text:p text:style-name="P81"><text:a xlink:type="simple" xlink:href="#__RefHeading___Toc660_24998508111" text:style-name="Index_20_Link" text:visited-style-name="Index_20_Link">Modificacions incloses dins aquesta versió<text:tab/>9</text:a></text:p>
          <text:p text:style-name="P81"><text:a xlink:type="simple" xlink:href="#__RefHeading___Toc998_1806918254" text:style-name="Index_20_Link" text:visited-style-name="Index_20_Link">Canvis en la base de dades<text:tab/>9</text:a></text:p>
          <text:p text:style-name="P81"><text:a xlink:type="simple" xlink:href="#__RefHeading___Toc664_24998508111" text:style-name="Index_20_Link" text:visited-style-name="Index_20_Link">Canvis en les propietats de l’aplicació<text:tab/>10</text:a></text:p>
          <text:p text:style-name="P80"><text:a xlink:type="simple" xlink:href="#__RefHeading___Toc1000_1806918254" text:style-name="Index_20_Link" text:visited-style-name="Index_20_Link">4. Versió 0.9.68<text:tab/>11</text:a></text:p>
          <text:p text:style-name="P81"><text:a xlink:type="simple" xlink:href="#__RefHeading___Toc660_249985081111" text:style-name="Index_20_Link" text:visited-style-name="Index_20_Link">Modificacions incloses dins aquesta versió<text:tab/>11</text:a></text:p>
          <text:p text:style-name="P81"><text:a xlink:type="simple" xlink:href="#__RefHeading___Toc1002_1806918254" text:style-name="Index_20_Link" text:visited-style-name="Index_20_Link">Canvis en la base de dades<text:tab/>11</text:a></text:p>
          <text:p text:style-name="P81"><text:a xlink:type="simple" xlink:href="#__RefHeading___Toc664_249985081111" text:style-name="Index_20_Link" text:visited-style-name="Index_20_Link">Canvis en les propietats de l’aplicació<text:tab/>12</text:a></text:p>
          <text:p text:style-name="P80"><text:a xlink:type="simple" xlink:href="#__RefHeading___Toc1004_1806918254" text:style-name="Index_20_Link" text:visited-style-name="Index_20_Link">5. Versió 0.9.68.1<text:tab/>13</text:a></text:p>
          <text:p text:style-name="P81"><text:a xlink:type="simple" xlink:href="#__RefHeading___Toc660_2499850811111" text:style-name="Index_20_Link" text:visited-style-name="Index_20_Link">Modificacions incloses dins aquesta versió<text:tab/>13</text:a></text:p>
          <text:p text:style-name="P81"><text:a xlink:type="simple" xlink:href="#__RefHeading___Toc1006_1806918254" text:style-name="Index_20_Link" text:visited-style-name="Index_20_Link">Canvis en la base de dades<text:tab/>13</text:a></text:p>
          <text:p text:style-name="P81"><text:a xlink:type="simple" xlink:href="#__RefHeading___Toc664_2499850811111" text:style-name="Index_20_Link" text:visited-style-name="Index_20_Link">Canvis en les propietats de l’aplicació<text:tab/>13</text:a></text:p>
          <text:p text:style-name="P80"><text:a xlink:type="simple" xlink:href="#__RefHeading___Toc1004_18069182541" text:style-name="Index_20_Link" text:visited-style-name="Index_20_Link">6. Versió 0.9.69<text:tab/>14</text:a></text:p>
          <text:p text:style-name="P81"><text:a xlink:type="simple" xlink:href="#__RefHeading___Toc660_24998508111111" text:style-name="Index_20_Link" text:visited-style-name="Index_20_Link">Modificacions incloses dins aquesta versió<text:tab/>14</text:a></text:p>
          <text:p text:style-name="P81"><text:a xlink:type="simple" xlink:href="#__RefHeading___Toc1006_18069182541" text:style-name="Index_20_Link" text:visited-style-name="Index_20_Link">Canvis en la base de dades<text:tab/>14</text:a></text:p>
          <text:p text:style-name="P81"><text:a xlink:type="simple" xlink:href="#__RefHeading___Toc664_24998508111111" text:style-name="Index_20_Link" text:visited-style-name="Index_20_Link">Canvis en les propietats de l’aplicació<text:tab/>15</text:a></text:p>
          <text:p text:style-name="P80"><text:a xlink:type="simple" xlink:href="#__RefHeading___Toc1402_1754695317" text:style-name="Index_20_Link" text:visited-style-name="Index_20_Link">7. Versió 0.9.70<text:tab/>16</text:a></text:p>
          <text:p text:style-name="P81"><text:a xlink:type="simple" xlink:href="#__RefHeading___Toc660_249985081111111" text:style-name="Index_20_Link" text:visited-style-name="Index_20_Link">Modificacions incloses dins aquesta versió<text:tab/>16</text:a></text:p>
          <text:p text:style-name="P81"><text:a xlink:type="simple" xlink:href="#__RefHeading___Toc1006_180691825411" text:style-name="Index_20_Link" text:visited-style-name="Index_20_Link">Canvis en la base de dades<text:tab/>16</text:a></text:p>
          <text:p text:style-name="P81"><text:a xlink:type="simple" xlink:href="#__RefHeading___Toc664_249985081111111" text:style-name="Index_20_Link" text:visited-style-name="Index_20_Link">Canvis en les propietats de l’aplicació<text:tab/>16</text:a></text:p>
          <text:p text:style-name="P80"><text:a xlink:type="simple" xlink:href="#__RefHeading___Toc1404_1754695317" text:style-name="Index_20_Link" text:visited-style-name="Index_20_Link">8. Versió 0.9.71<text:tab/>17</text:a></text:p>
          <text:p text:style-name="P81"><text:a xlink:type="simple" xlink:href="#__RefHeading___Toc660_2499850811111111" text:style-name="Index_20_Link" text:visited-style-name="Index_20_Link">Modificacions incloses dins aquesta versió<text:tab/>17</text:a></text:p>
          <text:p text:style-name="P81"><text:a xlink:type="simple" xlink:href="#__RefHeading___Toc1006_1806918254111" text:style-name="Index_20_Link" text:visited-style-name="Index_20_Link">Canvis en la base de dades<text:tab/>17</text:a></text:p>
          <text:p text:style-name="P81"><text:a xlink:type="simple" xlink:href="#__RefHeading___Toc664_2499850811111111" text:style-name="Index_20_Link" text:visited-style-name="Index_20_Link">Canvis en les propietats de l’aplicació<text:tab/>17</text:a></text:p>
          <text:p text:style-name="P80"><text:a xlink:type="simple" xlink:href="#__RefHeading___Toc2240_3488419412" text:style-name="Index_20_Link" text:visited-style-name="Index_20_Link">9. Versió 0.9.72.pre2<text:tab/>18</text:a></text:p>
          <text:p text:style-name="P81"><text:a xlink:type="simple" xlink:href="#__RefHeading___Toc660_24998508111111111" text:style-name="Index_20_Link" text:visited-style-name="Index_20_Link">Modificacions incloses dins aquesta versió<text:tab/>18</text:a></text:p>
          <text:p text:style-name="P81"><text:a xlink:type="simple" xlink:href="#__RefHeading___Toc1006_18069182541111" text:style-name="Index_20_Link" text:visited-style-name="Index_20_Link">Canvis en la base de dades<text:tab/>18</text:a></text:p>
          <text:p text:style-name="P81"><text:a xlink:type="simple" xlink:href="#__RefHeading___Toc664_24998508111111111" text:style-name="Index_20_Link" text:visited-style-name="Index_20_Link">Canvis en les propietats de l’aplicació<text:tab/>18</text:a></text:p>
          <text:p text:style-name="P80"><text:a xlink:type="simple" xlink:href="#__RefHeading___Toc2242_3488419412" text:style-name="Index_20_Link" text:visited-style-name="Index_20_Link">10. </text:a><text:a xlink:type="simple" xlink:href="#__RefHeading___Toc2242_3488419412" text:style-name="Index_20_Link" text:visited-style-name="Index_20_Link">Versió</text:a><text:a xlink:type="simple" xlink:href="#__RefHeading___Toc2242_3488419412" text:style-name="Index_20_Link" text:visited-style-name="Index_20_Link"> 0.9.72<text:tab/>19</text:a></text:p>
          <text:p text:style-name="P81"><text:a xlink:type="simple" xlink:href="#__RefHeading___Toc660_249985081111111111" text:style-name="Index_20_Link" text:visited-style-name="Index_20_Link">Modificacions incloses dins aquesta versió<text:tab/>19</text:a></text:p>
          <text:p text:style-name="P81"><text:a xlink:type="simple" xlink:href="#__RefHeading___Toc1006_180691825411111" text:style-name="Index_20_Link" text:visited-style-name="Index_20_Link">Canvis en la base de dades<text:tab/>20</text:a></text:p>
          <text:p text:style-name="P81"><text:a xlink:type="simple" xlink:href="#__RefHeading___Toc664_249985081111111111" text:style-name="Index_20_Link" text:visited-style-name="Index_20_Link">Canvis en les propietats de l’aplicació<text:tab/>20</text:a></text:p>
          <text:p text:style-name="P80"><text:a xlink:type="simple" xlink:href="#__RefHeading___Toc2244_3488419412" text:style-name="Index_20_Link" text:visited-style-name="Index_20_Link">11. </text:a><text:a xlink:type="simple" xlink:href="#__RefHeading___Toc2244_3488419412" text:style-name="Index_20_Link" text:visited-style-name="Index_20_Link">Versió</text:a><text:a xlink:type="simple" xlink:href="#__RefHeading___Toc2244_3488419412" text:style-name="Index_20_Link" text:visited-style-name="Index_20_Link"> 0.9.73<text:tab/>21</text:a></text:p>
          <text:p text:style-name="P81"><text:a xlink:type="simple" xlink:href="#__RefHeading___Toc660_2499850811111111111" text:style-name="Index_20_Link" text:visited-style-name="Index_20_Link">Modificacions incloses dins aquesta versió<text:tab/>21</text:a></text:p>
          <text:p text:style-name="P81"><text:a xlink:type="simple" xlink:href="#__RefHeading___Toc1006_1806918254111111" text:style-name="Index_20_Link" text:visited-style-name="Index_20_Link">Canvis en la base de dades<text:tab/>22</text:a></text:p>
          <text:p text:style-name="P81"><text:a xlink:type="simple" xlink:href="#__RefHeading___Toc664_2499850811111111111" text:style-name="Index_20_Link" text:visited-style-name="Index_20_Link">Canvis en les propietats de l’aplicació<text:tab/>22</text:a></text:p>
          <text:p text:style-name="P80"><text:a xlink:type="simple" xlink:href="#__RefHeading___Toc2246_3488419412" text:style-name="Index_20_Link" text:visited-style-name="Index_20_Link">12. </text:a><text:a xlink:type="simple" xlink:href="#__RefHeading___Toc2246_3488419412" text:style-name="Index_20_Link" text:visited-style-name="Index_20_Link">Versió</text:a><text:a xlink:type="simple" xlink:href="#__RefHeading___Toc2246_3488419412" text:style-name="Index_20_Link" text:visited-style-name="Index_20_Link"> 0.9.74<text:tab/>23</text:a></text:p>
          <text:p text:style-name="P81"><text:a xlink:type="simple" xlink:href="#__RefHeading___Toc660_24998508111111111111" text:style-name="Index_20_Link" text:visited-style-name="Index_20_Link">Modificacions incloses dins aquesta versió<text:tab/>23</text:a></text:p>
          <text:p text:style-name="P81"><text:a xlink:type="simple" xlink:href="#__RefHeading___Toc1006_18069182541111111" text:style-name="Index_20_Link" text:visited-style-name="Index_20_Link">Canvis en la base de dades<text:tab/>25</text:a></text:p>
          <text:p text:style-name="P81"><text:soft-page-break/><text:a xlink:type="simple" xlink:href="#__RefHeading___Toc664_24998508111111111111" text:style-name="Index_20_Link" text:visited-style-name="Index_20_Link">Canvis en les propietats de l’aplicació<text:tab/>25</text:a></text:p>
          <text:p text:style-name="P80"><text:a xlink:type="simple" xlink:href="#__RefHeading___Toc2248_3488419412" text:style-name="Index_20_Link" text:visited-style-name="Index_20_Link">13. </text:a><text:a xlink:type="simple" xlink:href="#__RefHeading___Toc2248_3488419412" text:style-name="Index_20_Link" text:visited-style-name="Index_20_Link">Versió</text:a><text:a xlink:type="simple" xlink:href="#__RefHeading___Toc2248_3488419412" text:style-name="Index_20_Link" text:visited-style-name="Index_20_Link"> 0.9.75<text:tab/>27</text:a></text:p>
          <text:p text:style-name="P81"><text:a xlink:type="simple" xlink:href="#__RefHeading___Toc660_249985081111111111111" text:style-name="Index_20_Link" text:visited-style-name="Index_20_Link">Modificacions incloses dins aquesta versió<text:tab/>27</text:a></text:p>
          <text:p text:style-name="P81"><text:a xlink:type="simple" xlink:href="#__RefHeading___Toc1006_180691825411111111" text:style-name="Index_20_Link" text:visited-style-name="Index_20_Link">Canvis en la base de dades<text:tab/>29</text:a></text:p>
          <text:p text:style-name="P81"><text:a xlink:type="simple" xlink:href="#__RefHeading___Toc664_249985081111111111111" text:style-name="Index_20_Link" text:visited-style-name="Index_20_Link">Canvis en les propietats de l’aplicació<text:tab/>29</text:a></text:p>
        </text:index-body>
      </text:table-of-content>
      <text:p text:style-name="P5"/>
      <text:list xml:id="list111352466748685" text:continue-numbering="true" text:style-name="Outline">
        <text:list-item>
          <text:h text:style-name="P86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46"><text:date style:data-style-name="N104" text:date-value="2018-12-05T10:01:46.253274553" text:fixed="true">5.12.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41"/>
          </table:table-cell>
        </table:table-row>
      </table:table>
      <text:p text:style-name="P40"/>
      <text:h text:style-name="P98" text:outline-level="2"><text:bookmark-start text:name="__RefHeading___Toc660_249985081"/>Modificacions incloses dins aquesta versió<text:bookmark-end text:name="__RefHeading___Toc660_249985081"/></text:h>
      <text:list xml:id="list131766767" text:style-name="L1">
        <text:list-item>
          <text:p text:style-name="P122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22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22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22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22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22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22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22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22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122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22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22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22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22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22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22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122"><text:a xlink:type="simple" xlink:href="https://github.com/GovernIB/ripea/issues/303" text:style-name="Internet_20_link" text:visited-style-name="Visited_20_Internet_20_Link">#303</text:a>: Solucionar errors detectats en les proves</text:p>
          <text:p text:style-name="P123"/>
          <text:p text:style-name="P124"/>
        </text:list-item>
      </text:list>
      <text:h text:style-name="P98" text:outline-level="2"><text:bookmark-start text:name="__RefHeading___Toc662_249985081"/><text:soft-page-break/>Canvis <text:span text:style-name="T7">en</text:span> <text:span text:style-name="T7">la </text:span>base de dades<text:bookmark-end text:name="__RefHeading___Toc662_249985081"/></text:h>
      <text:list xml:id="list2320670815" text:style-name="L2">
        <text:list-item>
          <text:p text:style-name="P125"><text:span text:style-name="T9">219</text:span>.<text:span text:style-name="T8">sql</text:span>: <text:span text:style-name="T10">Canviar la mida de les columnes: NTI_CLASIF_SIA, CLASIF_SIA</text:span></text:p>
        </text:list-item>
        <text:list-item>
          <text:p text:style-name="P127">225.sql: <text:span text:style-name="T11">Crear taula IPA_EXP_COMMENT i restriccions</text:span></text:p>
        </text:list-item>
        <text:list-item>
          <text:p text:style-name="P128">228.sql: Crear taula IPA_EXPEDIENT_ESTAT <text:span text:style-name="T11">i restriccions</text:span></text:p>
        </text:list-item>
        <text:list-item>
          <text:p text:style-name="P129">229.sql: Afegir columnes a l'entitat <text:span text:style-name="T12">per logotip i capçalera</text:span></text:p>
        </text:list-item>
      </text:list>
      <text:h text:style-name="P98" text:outline-level="2"><text:bookmark-start text:name="__RefHeading___Toc664_249985081"/>Canvis <text:span text:style-name="T7">en</text:span> les propietats de l’aplicació<text:bookmark-end text:name="__RefHeading___Toc664_249985081"/></text:h>
      <text:list xml:id="list4004772106" text:style-name="L3">
        <text:list-item>
          <text:p text:style-name="P130">222.properties: Poder configurar, mitjançant una property, que l'opció de “Crear carpeta” estigui deshabilitada. </text:p>
        </text:list-item>
        <text:list-item>
          <text:p text:style-name="P133">229.properties: Properties per logotip i capçalera </text:p>
        </text:list-item>
      </text:list>
      <text:p text:style-name="P48"/>
      <text:p text:style-name="P48"/>
      <text:list xml:id="list111352550730377" text:continue-list="list111352466748685" text:style-name="Outline">
        <text:list-item>
          <text:h text:style-name="P87" text:outline-level="1"><text:bookmark-start text:name="__RefHeading___Toc676_1323820488"/>Versió 0.9.6<text:span text:style-name="T13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49"><text:span text:style-name="T16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42"/>
          </table:table-cell>
        </table:table-row>
      </table:table>
      <text:p text:style-name="P47"/>
      <text:h text:style-name="P99" text:outline-level="2"><text:bookmark-start text:name="__RefHeading___Toc660_2499850811"/>Modificacions incloses dins aquesta versió<text:bookmark-end text:name="__RefHeading___Toc660_2499850811"/></text:h>
      <text:list xml:id="list111353099386785" text:continue-list="list131766767" text:style-name="L1">
        <text:list-item>
          <text:p text:style-name="P134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34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34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34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34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34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34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34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34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34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34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34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34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34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34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34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34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34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34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34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34"><text:soft-page-break/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34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34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100" text:outline-level="2"><text:bookmark-start text:name="__RefHeading___Toc771_440738018"/>Canvis <text:span text:style-name="T7">en</text:span> <text:span text:style-name="T7">la </text:span>base de dades<text:bookmark-end text:name="__RefHeading___Toc771_440738018"/></text:h>
      <text:list xml:id="list111353001113671" text:continue-list="list2320670815" text:style-name="L2">
        <text:list-item>
          <text:p text:style-name="P126"><text:span text:style-name="T14">261</text:span>.<text:span text:style-name="T8">sql</text:span></text:p>
        </text:list-item>
        <text:list-item>
          <text:p text:style-name="P135">270.sql</text:p>
        </text:list-item>
      </text:list>
      <text:h text:style-name="P100" text:outline-level="2"><text:bookmark-start text:name="__RefHeading___Toc664_2499850811"/>Canvis <text:span text:style-name="T7">en</text:span> les propietats de l’aplicació<text:bookmark-end text:name="__RefHeading___Toc664_2499850811"/></text:h>
      <text:list xml:id="list2522442371" text:style-name="L4">
        <text:list-item>
          <text:p text:style-name="P131"><text:span text:style-name="T14">261</text:span>.properties</text:p>
        </text:list-item>
        <text:list-item>
          <text:p text:style-name="P132"><text:span text:style-name="T14">274</text:span>.properties</text:p>
        </text:list-item>
      </text:list>
      <text:list xml:id="list111353156192860" text:continue-list="list111352550730377" text:style-name="Outline">
        <text:list-item>
          <text:h text:style-name="P88" text:outline-level="1"><text:bookmark-start text:name="__RefHeading___Toc839_239596029"/>Versió 0.9.6<text:span text:style-name="T17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50">19.08.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43"/>
          </table:table-cell>
        </table:table-row>
      </table:table>
      <text:p text:style-name="P61"/>
      <text:h text:style-name="P101" text:outline-level="2"><text:bookmark-start text:name="__RefHeading___Toc660_24998508111"/>Modificacions incloses dins aquesta versió<text:bookmark-end text:name="__RefHeading___Toc660_24998508111"/></text:h>
      <text:list xml:id="list2235743365" text:style-name="L5">
        <text:list-item>
          <text:p text:style-name="P136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36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36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36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36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36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36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36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37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36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36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36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36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36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36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36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37"/>
          <text:p text:style-name="P136"/>
        </text:list-item>
      </text:list>
      <text:h text:style-name="P102" text:outline-level="2"><text:bookmark-start text:name="__RefHeading___Toc998_1806918254"/>Canvis <text:span text:style-name="T7">en</text:span> <text:span text:style-name="T7">la </text:span>base de dades<text:bookmark-end text:name="__RefHeading___Toc998_1806918254"/></text:h>
      <text:list xml:id="list111353254226774" text:continue-list="list111353001113671" text:style-name="L2">
        <text:list-item>
          <text:p text:style-name="P138">275.oracle.sql</text:p>
        </text:list-item>
        <text:list-item>
          <text:p text:style-name="P138"><text:soft-page-break/>275.postgres.sql</text:p>
        </text:list-item>
        <text:list-item>
          <text:p text:style-name="P138">287.oracle.sql</text:p>
        </text:list-item>
        <text:list-item>
          <text:p text:style-name="P138">287.postgres.sql</text:p>
        </text:list-item>
        <text:list-item>
          <text:p text:style-name="P138">289.oracle.sql</text:p>
        </text:list-item>
        <text:list-item>
          <text:p text:style-name="P138">289.postgres.sql</text:p>
        </text:list-item>
      </text:list>
      <text:h text:style-name="P102" text:outline-level="2"><text:bookmark-start text:name="__RefHeading___Toc664_24998508111"/>Canvis <text:span text:style-name="T7">en</text:span> les propietats de l’aplicació<text:bookmark-end text:name="__RefHeading___Toc664_24998508111"/></text:h>
      <text:list xml:id="list3608509655" text:style-name="L6">
        <text:list-item>
          <text:p text:style-name="P139">275.properties</text:p>
        </text:list-item>
        <text:list-item>
          <text:p text:style-name="P139">282.properties</text:p>
        </text:list-item>
        <text:list-item>
          <text:p text:style-name="P139">289.properties</text:p>
        </text:list-item>
      </text:list>
      <text:p text:style-name="P62"/>
      <text:list xml:id="list111353678066490" text:continue-list="list111353156192860" text:style-name="Outline">
        <text:list-item>
          <text:h text:style-name="P89" text:outline-level="1"><text:bookmark-start text:name="__RefHeading___Toc1000_1806918254"/>Versió 0.9.6<text:span text:style-name="T18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51">13.09.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44"/>
          </table:table-cell>
        </table:table-row>
      </table:table>
      <text:p text:style-name="P63"/>
      <text:h text:style-name="P103" text:outline-level="2"><text:bookmark-start text:name="__RefHeading___Toc660_249985081111"/>Modificacions incloses dins aquesta versió<text:bookmark-end text:name="__RefHeading___Toc660_249985081111"/></text:h>
      <text:list xml:id="list111353911083880" text:continue-list="list2235743365" text:style-name="L5">
        <text:list-item>
          <text:p text:style-name="P140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40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40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40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40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40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40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40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40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40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40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40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40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103" text:outline-level="2"><text:bookmark-start text:name="__RefHeading___Toc1002_1806918254"/>Canvis <text:span text:style-name="T7">en</text:span> <text:span text:style-name="T7">la </text:span>base de dades<text:bookmark-end text:name="__RefHeading___Toc1002_1806918254"/></text:h>
      <text:list xml:id="list3306872865" text:style-name="L7">
        <text:list-item>
          <text:p text:style-name="P141">296.oracle.sql</text:p>
        </text:list-item>
        <text:list-item>
          <text:p text:style-name="P141">296.postgresql.sql</text:p>
        </text:list-item>
        <text:list-item>
          <text:p text:style-name="P141">301.oracle.sql</text:p>
        </text:list-item>
        <text:list-item>
          <text:p text:style-name="P141">301.postgresql.sql</text:p>
        </text:list-item>
        <text:list-item>
          <text:p text:style-name="P141">305.oracle.sql</text:p>
        </text:list-item>
        <text:list-item>
          <text:p text:style-name="P141">305.postresql.sql</text:p>
        </text:list-item>
        <text:list-item>
          <text:p text:style-name="P141"><text:soft-page-break/>307.oracle.sql</text:p>
        </text:list-item>
        <text:list-item>
          <text:p text:style-name="P141">307.postresql.sql</text:p>
        </text:list-item>
      </text:list>
      <text:h text:style-name="P103" text:outline-level="2"><text:bookmark-start text:name="__RefHeading___Toc664_249985081111"/>Canvis <text:span text:style-name="T7">en</text:span> les propietats de l’aplicació<text:bookmark-end text:name="__RefHeading___Toc664_249985081111"/></text:h>
      <text:list xml:id="list1838930947" text:style-name="L8">
        <text:list-item>
          <text:p text:style-name="P146">Sense canvis</text:p>
        </text:list-item>
      </text:list>
      <text:list xml:id="list111353018712802" text:continue-list="list111353678066490" text:style-name="Outline">
        <text:list-item>
          <text:h text:style-name="P90" text:outline-level="1"><text:bookmark-start text:name="__RefHeading___Toc1004_1806918254"/>Versió 0.9.6<text:span text:style-name="T18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52">18.09.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45"/>
          </table:table-cell>
        </table:table-row>
      </table:table>
      <text:p text:style-name="P64"/>
      <text:h text:style-name="P104" text:outline-level="2"><text:bookmark-start text:name="__RefHeading___Toc660_2499850811111"/>Modificacions incloses dins aquesta versió<text:bookmark-end text:name="__RefHeading___Toc660_2499850811111"/></text:h>
      <text:list xml:id="list111353381373882" text:continue-list="list111353911083880" text:style-name="L5">
        <text:list-item>
          <text:p text:style-name="P149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104" text:outline-level="2"><text:bookmark-start text:name="__RefHeading___Toc1006_1806918254"/>Canvis <text:span text:style-name="T7">en</text:span> <text:span text:style-name="T7">la </text:span>base de dades<text:bookmark-end text:name="__RefHeading___Toc1006_1806918254"/></text:h>
      <text:list xml:id="list1822983858" text:style-name="L9">
        <text:list-item>
          <text:p text:style-name="P147">Sense canvis</text:p>
        </text:list-item>
      </text:list>
      <text:h text:style-name="P104" text:outline-level="2"><text:bookmark-start text:name="__RefHeading___Toc664_2499850811111"/>Canvis <text:span text:style-name="T7">en</text:span> les propietats de l’aplicació<text:bookmark-end text:name="__RefHeading___Toc664_2499850811111"/></text:h>
      <text:list xml:id="list271181876" text:style-name="L10">
        <text:list-item>
          <text:p text:style-name="P148">Sense canvis</text:p>
        </text:list-item>
      </text:list>
      <text:list xml:id="list111353021338513" text:continue-list="list111353018712802" text:style-name="Outline">
        <text:list-item>
          <text:h text:style-name="P91" text:outline-level="1"><text:bookmark-start text:name="__RefHeading___Toc1004_18069182541"/>Versió 0.9.6<text:span text:style-name="T19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19">a</text:span></text:p>
          </table:table-cell>
          <table:table-cell table:style-name="Taula7.B1" office:value-type="string">
            <text:p text:style-name="P53"><text:date style:data-style-name="N104" text:date-value="2019-10-08T11:29:44.013376710" text:fixed="true">8.10.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65">Modificació i esborrat de documents firmats, firma biomètrica i solució de bugs.</text:p>
          </table:table-cell>
        </table:table-row>
      </table:table>
      <text:list xml:id="list111353668464616" text:continue-numbering="true" text:style-name="Outline">
        <text:list-header>
          <text:h text:style-name="P105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4206474278" text:style-name="L11">
        <text:list-item>
          <text:p text:style-name="P152"><text:a xlink:type="simple" xlink:href="https://github.com/GovernIB/ripea/issues/300" text:style-name="Internet_20_link" text:visited-style-name="Visited_20_Internet_20_Link"><text:span text:style-name="T20">#300</text:span></text:a><text:span text:style-name="T20">: Modificar i esborrar documents firmats</text:span></text:p>
        </text:list-item>
        <text:list-item>
          <text:p text:style-name="P150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1">02</text:span></text:a>: Integració firma biométrica</text:p>
        </text:list-item>
        <text:list-item>
          <text:p text:style-name="P150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1">12</text:span></text:a>: Ressaltar data actual al desplegable del calendari</text:p>
        </text:list-item>
        <text:list-item>
          <text:p text:style-name="P150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1">13</text:span></text:a>: Error NullPointerException en el drag &amp; drop</text:p>
        </text:list-item>
        <text:list-item>
          <text:p text:style-name="P150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1">14</text:span></text:a>: Els enviaments a Portafib configuren incorrectament el flux de firmes</text:p>
        </text:list-item>
        <text:list-item>
          <text:p text:style-name="P151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3">315</text:span></text:a>: El camp tipus assumpte de les anotacions de registre ha de poder ser null</text:p>
        </text:list-item>
        <text:list-item>
          <text:p text:style-name="P150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1">16</text:span></text:a>: Modificacions per a compilar correctament el codi font a l'entorn de la CAIB</text:p>
        </text:list-item>
        <text:list-item>
          <text:p text:style-name="P150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1">17</text:span></text:a>: Error creant un expedient amb un nom existent</text:p>
        </text:list-item>
        <text:list-item>
          <text:p text:style-name="P150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1">18</text:span></text:a>: Error al crear un document utilitzant el mateix nom que un altre document esborrat anteriorment</text:p>
        </text:list-item>
        <text:list-item>
          <text:p text:style-name="P150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1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50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1">22</text:span></text:a>: Error de drag&amp;drop: modo no permitido</text:p>
        </text:list-item>
        <text:list-item>
          <text:p text:style-name="P150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1">23</text:span></text:a>: Error de gestió de documents signats rebuts des de Regweb</text:p>
        </text:list-item>
      </text:list>
      <text:list xml:id="list111353372806469" text:continue-list="list111353668464616" text:style-name="Outline">
        <text:list-item>
          <text:list>
            <text:list-header>
              <text:h text:style-name="P105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2716264543" text:style-name="L12">
        <text:list-item>
          <text:p text:style-name="P142">30<text:span text:style-name="T26">0</text:span>.oracle.sql</text:p>
        </text:list-item>
        <text:list-item>
          <text:p text:style-name="P142">30<text:span text:style-name="T26">0</text:span>.postresql.sql</text:p>
        </text:list-item>
        <text:list-item>
          <text:p text:style-name="P143">30<text:span text:style-name="T22">2</text:span>.oracle.sql</text:p>
        </text:list-item>
        <text:list-item>
          <text:p text:style-name="P143">30<text:span text:style-name="T22">2</text:span>.postresql.sql</text:p>
        </text:list-item>
        <text:list-item>
          <text:p text:style-name="P144">3<text:span text:style-name="T23">15</text:span>.oracle.sql</text:p>
        </text:list-item>
        <text:list-item>
          <text:p text:style-name="P144">3<text:span text:style-name="T23">15</text:span>.postresql.sql</text:p>
        </text:list-item>
      </text:list>
      <text:list xml:id="list111353432862175" text:continue-list="list111353372806469" text:style-name="Outline">
        <text:list-header>
          <text:h text:style-name="P105" text:outline-level="2" text:is-list-header="true"><text:bookmark-start text:name="__RefHeading___Toc664_24998508111111"/><text:soft-page-break/>Canvis <text:span text:style-name="T7">en</text:span> les propietats de l’aplicació<text:bookmark-end text:name="__RefHeading___Toc664_24998508111111"/></text:h>
        </text:list-header>
      </text:list>
      <text:list xml:id="list231564891" text:style-name="L13">
        <text:list-item>
          <text:p text:style-name="P153">302.properties</text:p>
        </text:list-item>
      </text:list>
      <text:p text:style-name="P73"/>
      <text:p text:style-name="P73"/>
      <text:list xml:id="list111352739998789" text:continue-list="list111353432862175" text:style-name="Outline">
        <text:list-item>
          <text:h text:style-name="P92" text:outline-level="1"><text:bookmark-start text:name="__RefHeading___Toc1402_1754695317"/>Versió 0.9.<text:span text:style-name="T24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19">a</text:span></text:p>
          </table:table-cell>
          <table:table-cell table:style-name="Table5.B1" office:value-type="string">
            <text:p text:style-name="P54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66"/>
          </table:table-cell>
        </table:table-row>
      </table:table>
      <text:list xml:id="list111353206362153" text:continue-numbering="true" text:style-name="Outline">
        <text:list-header>
          <text:h text:style-name="P106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111353859285370" text:continue-list="list4206474278" text:style-name="L11">
        <text:list-item>
          <text:p text:style-name="P155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55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55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55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55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55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111353064161242" text:continue-list="list111353206362153" text:style-name="Outline">
        <text:list-header>
          <text:h text:style-name="P106" text:outline-level="2" text:is-list-header="true"><text:bookmark-start text:name="__RefHeading___Toc1006_180691825411"/>Canvis <text:span text:style-name="T7">en</text:span> <text:span text:style-name="T7">la </text:span>base de dades<text:bookmark-end text:name="__RefHeading___Toc1006_180691825411"/></text:h>
        </text:list-header>
      </text:list>
      <text:list xml:id="list2800940797" text:style-name="L14">
        <text:list-item>
          <text:p text:style-name="P145">3<text:span text:style-name="T25">11</text:span>.oracle.sql</text:p>
        </text:list-item>
        <text:list-item>
          <text:p text:style-name="P145">3<text:span text:style-name="T25">11</text:span>.postresql.sql</text:p>
        </text:list-item>
      </text:list>
      <text:list xml:id="list111352405399478" text:continue-list="list111353064161242" text:style-name="Outline">
        <text:list-header>
          <text:h text:style-name="P106" text:outline-level="2" text:is-list-header="true"><text:bookmark-start text:name="__RefHeading___Toc664_249985081111111"/>Canvis <text:span text:style-name="T7">en</text:span> les propietats de l’aplicació<text:bookmark-end text:name="__RefHeading___Toc664_249985081111111"/></text:h>
        </text:list-header>
      </text:list>
      <text:list xml:id="list1915961423" text:style-name="L15">
        <text:list-item>
          <text:p text:style-name="P154">3<text:span text:style-name="T25">28</text:span>.properties</text:p>
        </text:list-item>
      </text:list>
      <text:p text:style-name="P74"/>
      <text:list xml:id="list111352855966053" text:continue-list="list111352405399478" text:style-name="Outline">
        <text:list-item>
          <text:h text:style-name="P93" text:outline-level="1"><text:bookmark-start text:name="__RefHeading___Toc1404_1754695317"/>Versió 0.9.<text:span text:style-name="T24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19">a</text:span></text:p>
          </table:table-cell>
          <table:table-cell table:style-name="Table6.B1" office:value-type="string">
            <text:p text:style-name="P55"><text:span text:style-name="T27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67"/>
          </table:table-cell>
        </table:table-row>
      </table:table>
      <text:list xml:id="list111352301307559" text:continue-numbering="true" text:style-name="Outline">
        <text:list-header>
          <text:h text:style-name="P107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111353231697008" text:continue-list="list111353859285370" text:style-name="L11">
        <text:list-item>
          <text:p text:style-name="P156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56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56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56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56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56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56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56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56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56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111352706910315" text:continue-list="list111352301307559" text:style-name="Outline">
        <text:list-item>
          <text:list>
            <text:list-header>
              <text:h text:style-name="P107" text:outline-level="2" text:is-list-header="true"><text:bookmark-start text:name="__RefHeading___Toc1006_1806918254111"/>Canvis <text:span text:style-name="T7">en</text:span> <text:span text:style-name="T7">la </text:span>base de dades<text:bookmark-end text:name="__RefHeading___Toc1006_1806918254111"/></text:h>
            </text:list-header>
          </text:list>
        </text:list-item>
      </text:list>
      <text:list xml:id="list56310512" text:style-name="L16">
        <text:list-item>
          <text:p text:style-name="P157">346.oracle.sql</text:p>
        </text:list-item>
        <text:list-item>
          <text:p text:style-name="P157">346.postgresql.sql</text:p>
        </text:list-item>
      </text:list>
      <text:list xml:id="list111352140077214" text:continue-list="list111352706910315" text:style-name="Outline">
        <text:list-header>
          <text:h text:style-name="P107" text:outline-level="2" text:is-list-header="true"><text:bookmark-start text:name="__RefHeading___Toc664_2499850811111111"/>Canvis <text:span text:style-name="T7">en</text:span> les propietats de l’aplicació<text:bookmark-end text:name="__RefHeading___Toc664_2499850811111111"/></text:h>
        </text:list-header>
      </text:list>
      <text:list xml:id="list2500202935" text:style-name="L17">
        <text:list-item>
          <text:p text:style-name="P158">341.properties</text:p>
        </text:list-item>
      </text:list>
      <text:p text:style-name="P75"/>
      <text:list xml:id="list111353245601970" text:continue-list="list111352140077214" text:style-name="Outline">
        <text:list-item>
          <text:h text:style-name="P94" text:outline-level="1"><text:bookmark-start text:name="__RefHeading___Toc2240_3488419412"/>Versió 0.9.<text:span text:style-name="T24">72.pre2</text:span><text:bookmark-end text:name="__RefHeading___Toc2240_3488419412"/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19">a</text:span></text:p>
          </table:table-cell>
          <table:table-cell table:style-name="Table7.B1" office:value-type="string">
            <text:p text:style-name="P56"><text:span text:style-name="T28">25</text:span>/1<text:span text:style-name="T28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68"/>
          </table:table-cell>
        </table:table-row>
      </table:table>
      <text:list xml:id="list111353962021527" text:continue-numbering="true" text:style-name="Outline">
        <text:list-header>
          <text:h text:style-name="P108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111352451775531" text:continue-list="list111353231697008" text:style-name="L11">
        <text:list-item>
          <text:p text:style-name="P159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70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111352394066096" text:continue-list="list111353962021527" text:style-name="Outline">
        <text:list-item>
          <text:list>
            <text:list-header>
              <text:h text:style-name="P108" text:outline-level="2" text:is-list-header="true"><text:bookmark-start text:name="__RefHeading___Toc1006_18069182541111"/>Canvis <text:span text:style-name="T7">en</text:span> <text:span text:style-name="T7">la </text:span>base de dades<text:bookmark-end text:name="__RefHeading___Toc1006_18069182541111"/></text:h>
            </text:list-header>
          </text:list>
        </text:list-item>
      </text:list>
      <text:list xml:id="list2464736756" text:style-name="L18">
        <text:list-item>
          <text:p text:style-name="P160">No canvis</text:p>
        </text:list-item>
      </text:list>
      <text:list xml:id="list111353994316301" text:continue-list="list111352394066096" text:style-name="Outline">
        <text:list-header>
          <text:h text:style-name="P108" text:outline-level="2" text:is-list-header="true"><text:bookmark-start text:name="__RefHeading___Toc664_24998508111111111"/>Canvis <text:span text:style-name="T7">en</text:span> les propietats de l’aplicació<text:bookmark-end text:name="__RefHeading___Toc664_24998508111111111"/></text:h>
        </text:list-header>
      </text:list>
      <text:list xml:id="list2456097137" text:style-name="L19">
        <text:list-item>
          <text:p text:style-name="P161">No canvis</text:p>
        </text:list-item>
      </text:list>
      <text:p text:style-name="P76"/>
      <text:list xml:id="list111352524699115" text:continue-list="list111353994316301" text:style-name="Outline">
        <text:list-item>
          <text:h text:style-name="P85" text:outline-level="1"><text:bookmark-start text:name="__RefHeading___Toc2242_3488419412"/><text:span text:style-name="T30">Versió</text:span><text:span text:style-name="T6"> 0.9.72</text:span><text:bookmark-end text:name="__RefHeading___Toc2242_3488419412"/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19">a</text:span></text:p>
          </table:table-cell>
          <table:table-cell table:style-name="Tabla1.B1" office:value-type="string">
            <text:p text:style-name="P57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69"/>
          </table:table-cell>
        </table:table-row>
      </table:table>
      <text:list xml:id="list111354078219119" text:continue-numbering="true" text:style-name="Outline">
        <text:list-header>
          <text:h text:style-name="P109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111352190594087" text:continue-list="list111352451775531" text:style-name="L11">
        <text:list-item>
          <text:p text:style-name="P171">#349: Poder seleccionar múltiples documents d'un expedient per descarregar versió imprimible i/o notificar.</text:p>
        </text:list-item>
        <text:list-item>
          <text:p text:style-name="P171">#350: Metaexpedient amb domini i poder filtrar a partir d'aquest domini</text:p>
        </text:list-item>
        <text:list-item>
          <text:p text:style-name="P171">#353: Recerca avançada d'usuaris en creació d'estats</text:p>
        </text:list-item>
        <text:list-item>
          <text:p text:style-name="P171">#355: MetaDocuments genèrics</text:p>
        </text:list-item>
        <text:list-item>
          <text:p text:style-name="P171">#356: Millores referents a les notificacions electròniques</text:p>
        </text:list-item>
        <text:list-item>
          <text:p text:style-name="P171">#358: Poder veure la informació del registre al detalls de notificació</text:p>
        </text:list-item>
        <text:list-item>
          <text:p text:style-name="P171">#360: Recuperar el justificant de recepció i guardar-lo dins l'expedient</text:p>
        </text:list-item>
        <text:list-item>
          <text:p text:style-name="P171">#363: Poder crear carpetes LÒGIQUES. Al SGD no hi haurà carpetes. (activar per propietat)</text:p>
        </text:list-item>
        <text:list-item>
          <text:p text:style-name="P171">#367: Poder cercar per DNI/Nom/Nom d'usuari en la gestió de firmes </text:p>
        </text:list-item>
        <text:list-item>
          <text:p text:style-name="P171"><text:span text:style-name="T29">#</text:span>368: Error llistant els enviaments d'un expedient amb contingut de tipus carpeta i document.</text:p>
        </text:list-item>
        <text:list-item>
          <text:p text:style-name="P171">#369: Integrar RIPEA amb portafib (REST) per poder definir fluxes de firma</text:p>
        </text:list-item>
        <text:list-item>
          <text:p text:style-name="P171">#370: Integrar RIPEA amb el component horitzontal de còpia autèntica DigitalIB</text:p>
        </text:list-item>
        <text:list-item>
          <text:p text:style-name="P171">#371: Manteniment tipus documentals</text:p>
        </text:list-item>
        <text:list-item>
          <text:p text:style-name="P171">#372: Poder triar el tipus de registre a l'hora de fer una importació (opció importar només disponible si s'activa per propietat)</text:p>
        </text:list-item>
        <text:list-item>
          <text:p text:style-name="P171">#373: Modificar la importació de documents per filtrar per tipus de registre (E/S) (opció importar només disponible si s'activa per propietat)</text:p>
        </text:list-item>
        <text:list-item>
          <text:p text:style-name="P171">#374: Poder amagar l'opció de Publicar per propietat (per defecte s'ha de mostrar) </text:p>
        </text:list-item>
        <text:list-item>
          <text:p text:style-name="P171">#375: Millores de l'opció importar documents des de Regweb (opció importar només disponible si s'activa per propietat)</text:p>
        </text:list-item>
        <text:list-item>
          <text:p text:style-name="P171"><text:soft-page-break/>#376: Resoldre bug enviament avís a usuari sense correu.</text:p>
        </text:list-item>
        <text:list-item>
          <text:p text:style-name="P171">#377: Error llistant responsables portafirmes a partir del NIF </text:p>
        </text:list-item>
        <text:list-item>
          <text:p text:style-name="P171">#378: Afegir columna serie al llistat de tipus de documents</text:p>
        </text:list-item>
        <text:list-item>
          <text:p text:style-name="P171">#379: Millores integració Ripea-SGD</text:p>
        </text:list-item>
        <text:list-item>
          <text:p text:style-name="P171">#380: Afegir botó per recuperar url validació document (activar per propietat)</text:p>
        </text:list-item>
        <text:list-item>
          <text:p text:style-name="P171">#381: Millores en la notificació de múltiples documents</text:p>
        </text:list-item>
      </text:list>
      <text:list xml:id="list111352891690225" text:continue-list="list111354078219119" text:style-name="Outline">
        <text:list-item>
          <text:list>
            <text:list-header>
              <text:h text:style-name="P109" text:outline-level="2" text:is-list-header="true"><text:bookmark-start text:name="__RefHeading___Toc1006_180691825411111"/>Canvis <text:span text:style-name="T7">en</text:span> <text:span text:style-name="T7">la </text:span>base de dades<text:bookmark-end text:name="__RefHeading___Toc1006_180691825411111"/></text:h>
            </text:list-header>
          </text:list>
        </text:list-item>
      </text:list>
      <text:list xml:id="list1124771561" text:style-name="L20">
        <text:list-item>
          <text:p text:style-name="P162">350.oracle.sql</text:p>
        </text:list-item>
        <text:list-item>
          <text:p text:style-name="P162">350.postgresql.sql</text:p>
        </text:list-item>
        <text:list-item>
          <text:p text:style-name="P162">355.oracle.sql</text:p>
        </text:list-item>
        <text:list-item>
          <text:p text:style-name="P162">355.postgresql.sql</text:p>
        </text:list-item>
        <text:list-item>
          <text:p text:style-name="P162">358.oracle.sql</text:p>
        </text:list-item>
        <text:list-item>
          <text:p text:style-name="P162">358.postgresql.sql</text:p>
        </text:list-item>
        <text:list-item>
          <text:p text:style-name="P162">369.oracle.sql</text:p>
        </text:list-item>
        <text:list-item>
          <text:p text:style-name="P162">369.postgresql.sql</text:p>
        </text:list-item>
        <text:list-item>
          <text:p text:style-name="P162">371.oracle.sql</text:p>
        </text:list-item>
        <text:list-item>
          <text:p text:style-name="P162">371.postgresql.sql</text:p>
        </text:list-item>
      </text:list>
      <text:list xml:id="list111352707075124" text:continue-list="list111352891690225" text:style-name="Outline">
        <text:list-header>
          <text:h text:style-name="P109" text:outline-level="2" text:is-list-header="true"><text:bookmark-start text:name="__RefHeading___Toc664_249985081111111111"/>Canvis <text:span text:style-name="T7">en</text:span> les propietats de l’aplicació<text:bookmark-end text:name="__RefHeading___Toc664_249985081111111111"/></text:h>
        </text:list-header>
      </text:list>
      <text:list xml:id="list4266710244" text:style-name="L21">
        <text:list-item>
          <text:p text:style-name="P163">360.properties</text:p>
        </text:list-item>
        <text:list-item>
          <text:p text:style-name="P163">363.properties</text:p>
        </text:list-item>
        <text:list-item>
          <text:p text:style-name="P163">367.properties</text:p>
        </text:list-item>
        <text:list-item>
          <text:p text:style-name="P163">369.properties</text:p>
        </text:list-item>
        <text:list-item>
          <text:p text:style-name="P163">370.properties</text:p>
        </text:list-item>
        <text:list-item>
          <text:p text:style-name="P163">374.properties</text:p>
        </text:list-item>
        <text:list-item>
          <text:p text:style-name="P163">380.properties</text:p>
        </text:list-item>
      </text:list>
      <text:p text:style-name="P77"/>
      <text:list xml:id="list111353303550231" text:continue-list="list111352707075124" text:style-name="Outline">
        <text:list-item>
          <text:h text:style-name="P95" text:outline-level="1"><text:bookmark-start text:name="__RefHeading___Toc2244_3488419412"/><text:span text:style-name="T30">Versió</text:span><text:span text:style-name="T6"> 0.9.73</text:span><text:bookmark-end text:name="__RefHeading___Toc2244_3488419412"/></text:h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Dat<text:span text:style-name="T19">a</text:span></text:p>
          </table:table-cell>
          <table:table-cell table:style-name="Tabela1.B1" office:value-type="string">
            <text:p text:style-name="P58"><text:date style:data-style-name="N104" text:date-value="2020-06-02T08:30:55.682339589" text:fixed="true">2.06.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70"/>
          </table:table-cell>
        </table:table-row>
      </table:table>
      <text:list xml:id="list111352596495158" text:continue-numbering="true" text:style-name="Outline">
        <text:list-header>
          <text:h text:style-name="P110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111352920387797" text:continue-list="list111352190594087" text:style-name="L11">
        <text:list-item>
          <text:p text:style-name="P172">#384: Simplificar operacions d'adjuntar documents a expedients</text:p>
        </text:list-item>
        <text:list-item>
          <text:p text:style-name="P172">#392: Integració amb signatura externa</text:p>
        </text:list-item>
        <text:list-item>
          <text:p text:style-name="P172">#403: Creació de test unitaris JUnit per depurar errors de gestió d'expedients</text:p>
        </text:list-item>
        <text:list-item>
          <text:p text:style-name="P172">#405: Gestió de documents esborranys dins Ripea</text:p>
        </text:list-item>
        <text:list-item>
          <text:p text:style-name="P172">#407: Recuperar enllaç amb CSV dels documents DEFINITIUS (no firmats)</text:p>
        </text:list-item>
        <text:list-item>
          <text:p text:style-name="P172">#408: Treure eliminació d'expedients tancats</text:p>
        </text:list-item>
        <text:list-item>
          <text:p text:style-name="P172">#409: Revisar nom del documents després de firmar</text:p>
        </text:list-item>
        <text:list-item>
          <text:p text:style-name="P172">#410: Afegir segona validació en la importació d'assentaments registrals</text:p>
        </text:list-item>
        <text:list-item>
          <text:p text:style-name="P172">#411: Arreglar visualització dels missatges d'error</text:p>
        </text:list-item>
        <text:list-item>
          <text:p text:style-name="P172">#412: Revisar tipus de document dels interessats (sempre carrega NIF)</text:p>
        </text:list-item>
        <text:list-item>
          <text:p text:style-name="P172">#413: Revisar paginació expedients</text:p>
        </text:list-item>
        <text:list-item>
          <text:p text:style-name="P172">#414: Revisar error a l'hora de guardar certificació de Notific@ dins l'expedient</text:p>
        </text:list-item>
        <text:list-item>
          <text:p text:style-name="P172">#416: Borrar un expedient que no hem agafat</text:p>
        </text:list-item>
        <text:list-item>
          <text:p text:style-name="P172">#417: El camp de municipi surt buid</text:p>
        </text:list-item>
        <text:list-item>
          <text:p text:style-name="P172">#418: Relacionar expedient quan l'usuari no el té agafat</text:p>
        </text:list-item>
        <text:list-item>
          <text:p text:style-name="P172">#419: Llistat d'expedients a relacionar</text:p>
        </text:list-item>
        <text:list-item>
          <text:p text:style-name="P172">#420: Relacionar mutuament dos expedients</text:p>
        </text:list-item>
        <text:list-item>
          <text:p text:style-name="P172">#421: Revisar enviament correu del canvi d'estat d'una notificació</text:p>
        </text:list-item>
        <text:list-item>
          <text:p text:style-name="P172">#422: Falla la creació dels expedients</text:p>
        </text:list-item>
        <text:list-item>
          <text:p text:style-name="P172">#423: Falla la creació del flux de firma quan l'usuari no és Administrador</text:p>
        </text:list-item>
      </text:list>
      <text:list xml:id="list111353748075388" text:continue-list="list111352596495158" text:style-name="Outline">
        <text:list-item>
          <text:list>
            <text:list-header>
              <text:h text:style-name="P110" text:outline-level="2" text:is-list-header="true"><text:bookmark-start text:name="__RefHeading___Toc1006_1806918254111111"/><text:soft-page-break/>Canvis <text:span text:style-name="T7">en</text:span> <text:span text:style-name="T7">la </text:span>base de dades<text:bookmark-end text:name="__RefHeading___Toc1006_1806918254111111"/></text:h>
            </text:list-header>
          </text:list>
        </text:list-item>
      </text:list>
      <text:list xml:id="list4206811917" text:style-name="L22">
        <text:list-item>
          <text:p text:style-name="P164">No canvis</text:p>
        </text:list-item>
      </text:list>
      <text:p text:style-name="P78"/>
      <text:list xml:id="list111354121994534" text:continue-list="list111353748075388" text:style-name="Outline">
        <text:list-header>
          <text:h text:style-name="P110" text:outline-level="2" text:is-list-header="true"><text:bookmark-start text:name="__RefHeading___Toc664_2499850811111111111"/>Canvis <text:span text:style-name="T7">en</text:span> les propietats de l’aplicació<text:bookmark-end text:name="__RefHeading___Toc664_2499850811111111111"/></text:h>
        </text:list-header>
      </text:list>
      <text:list xml:id="list1363064738" text:style-name="L23">
        <text:list-item>
          <text:p text:style-name="P165">4<text:span text:style-name="T31">05.properties</text:span></text:p>
        </text:list-item>
      </text:list>
      <text:list xml:id="list111353374024051" text:continue-list="list111354121994534" text:style-name="Outline">
        <text:list-item>
          <text:h text:style-name="P96" text:outline-level="1"><text:bookmark-start text:name="__RefHeading___Toc2246_3488419412"/><text:span text:style-name="T30">Versió</text:span><text:span text:style-name="T6"> 0.9.74</text:span><text:bookmark-end text:name="__RefHeading___Toc2246_3488419412"/></text:h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Dat<text:span text:style-name="T19">a</text:span></text:p>
          </table:table-cell>
          <table:table-cell table:style-name="Tabela2.B1" office:value-type="string">
            <text:p text:style-name="P59"><text:date style:data-style-name="N104" text:date-value="2020-09-14T11:13:51.962474249">14.09.20</text:date></text:p>
          </table:table-cell>
        </table:table-row>
        <table:table-row table:style-name="Tabela2.2">
          <table:table-cell table:style-name="Tabela2.A2" office:value-type="string">
            <text:p text:style-name="P20">Resum</text:p>
          </table:table-cell>
          <table:table-cell table:style-name="Tabela2.B2" office:value-type="string">
            <text:p text:style-name="P71"/>
          </table:table-cell>
        </table:table-row>
      </table:table>
      <text:list xml:id="list111354074380740" text:continue-numbering="true" text:style-name="Outline">
        <text:list-header>
          <text:h text:style-name="P111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111352228918546" text:continue-list="list111352920387797" text:style-name="L11">
        <text:list-item>
          <text:p text:style-name="P173">#332: Error creant un nou expedient amb un registre provinent de regweb-distribució per rol d’usuari</text:p>
        </text:list-item>
        <text:list-item>
          <text:p text:style-name="P173">#334: Revisió/control d’error de BD quan es fa un ‘Reintentar procesamiento’ d’un annex ja fallit</text:p>
        </text:list-item>
        <text:list-item>
          <text:p text:style-name="P173">#342: Comportament de propietats d'enviament de notificació</text:p>
        </text:list-item>
        <text:list-item>
          <text:p text:style-name="P173">#343: <text:s/>Igualar comportament del NOTIB al enviar notificacions des de RIPEA</text:p>
        </text:list-item>
        <text:list-item>
          <text:p text:style-name="P173">#357: Millores referents als enviaments de les notificacions electròniques</text:p>
        </text:list-item>
        <text:list-item>
          <text:p text:style-name="P173">#359: Millores referents a enviaments CIE</text:p>
        </text:list-item>
        <text:list-item>
          <text:p text:style-name="P173">#361: Juntar/relacionar el tema dels estats amb les tasques.</text:p>
        </text:list-item>
        <text:list-item>
          <text:p text:style-name="P173">#362: Data límit per les tasques</text:p>
        </text:list-item>
        <text:list-item>
          <text:p text:style-name="P173">#364: Avís sobre aquells expedients en què hi ha un esdeveniment pendent de gestionar</text:p>
        </text:list-item>
        <text:list-item>
          <text:p text:style-name="P173">#366: Millores en la pantalla de tasques</text:p>
        </text:list-item>
        <text:list-item>
          <text:p text:style-name="P173">#399: Metadades amb dominis i cerca/filtre per valor d'aquests dominis.</text:p>
        </text:list-item>
        <text:list-item>
          <text:p text:style-name="P173">#402: Afegir causa de rebuig a Portafib</text:p>
        </text:list-item>
        <text:list-item>
          <text:p text:style-name="P173">#424: Millorar el sistema de tasques</text:p>
        </text:list-item>
        <text:list-item>
          <text:p text:style-name="P173">#425: Millores al sistema de notificacions</text:p>
        </text:list-item>
        <text:list-item>
          <text:p text:style-name="P173">#429: Modificar tamany de camps de la taula IPA_REGISTRE</text:p>
        </text:list-item>
        <text:list-item>
          <text:p text:style-name="P173">#432: Afegir camp de descripció de document</text:p>
        </text:list-item>
        <text:list-item>
          <text:p text:style-name="P173">#433: Mostrar destinataris del Flux de firmes que hi ha per defecte</text:p>
        </text:list-item>
        <text:list-item>
          <text:p text:style-name="P173">#434: Poder afegir comentari a l'assignació d'una tasca</text:p>
        </text:list-item>
        <text:list-item>
          <text:p text:style-name="P173">#435: Error al crear flux de firmes</text:p>
        </text:list-item>
        <text:list-item>
          <text:p text:style-name="P173">#437: Problemes per editar un flux de firmes existent</text:p>
        </text:list-item>
        <text:list-item>
          <text:p text:style-name="P173"><text:soft-page-break/>#438: No se puede enviar un documento a firmar con un flujo de firmas predefinido</text:p>
        </text:list-item>
        <text:list-item>
          <text:p text:style-name="P173">#439: Tipus de flux de firma Simple: No results found </text:p>
        </text:list-item>
        <text:list-item>
          <text:p text:style-name="P173">#440: Poder mover documentos a carpetas</text:p>
        </text:list-item>
        <text:list-item>
          <text:p text:style-name="P173">#441: Depuració d'errors i millores als fluxos de firma</text:p>
        </text:list-item>
        <text:list-item>
          <text:p text:style-name="P173">#442: Actualitzar UUID de l'expedient una vegada s'ha tancat</text:p>
        </text:list-item>
        <text:list-item>
          <text:p text:style-name="P173">#443: Revisió de literals de fluxos de firma</text:p>
        </text:list-item>
        <text:list-item>
          <text:p text:style-name="P173">#444: Mostrar desplegable amb fluxos de plantilla existents</text:p>
        </text:list-item>
        <text:list-item>
          <text:p text:style-name="P173">#445: Afegir filtre al desplegable de tipus d'expedients</text:p>
        </text:list-item>
        <text:list-item>
          <text:p text:style-name="P173">#447: Afegir el nom del tipus d'expedient al disseny del mateix</text:p>
        </text:list-item>
        <text:list-item>
          <text:p text:style-name="P173">#448: Plantilla de tipus de document no funciona</text:p>
        </text:list-item>
        <text:list-item>
          <text:p text:style-name="P173">#449: Error amb Firma amb passarel·la</text:p>
        </text:list-item>
        <text:list-item>
          <text:p text:style-name="P173">#450: Error al crear un tipus de document amb firma amb portafirmes</text:p>
        </text:list-item>
        <text:list-item>
          <text:p text:style-name="P173">#451: Crear petición de firma con Anexos</text:p>
        </text:list-item>
        <text:list-item>
          <text:p text:style-name="P173">#452: Error AJAX: [0] abort al afegir responsables de firma</text:p>
        </text:list-item>
        <text:list-item>
          <text:p text:style-name="P173">#453: Títol incorrecte per l'edició de tipus de document</text:p>
        </text:list-item>
        <text:list-item>
          <text:p text:style-name="P173">#454: Optimitzar enviament d'anexos en les notificacions</text:p>
        </text:list-item>
        <text:list-item>
          <text:p text:style-name="P173">#455: Revisar codis de pais, província i municipi en l'enviament postal de notificacions</text:p>
        </text:list-item>
        <text:list-item>
          <text:p text:style-name="P173">#458: No ha d'aparèixer el requadre d'arrosegar document si no tens agafada la tasca</text:p>
        </text:list-item>
        <text:list-item>
          <text:p text:style-name="P173">#459: Canviar literal "Estat d'elaboració"</text:p>
        </text:list-item>
        <text:list-item>
          <text:p text:style-name="P173">#461: Error firmant documents que estan dins una carpeta (APB)</text:p>
        </text:list-item>
        <text:list-item>
          <text:p text:style-name="P173">#463: No es pot obrir l'expedient (Error reading 'fitxerExtension' on type es.caib.ripea.core.api.dto.DocumentDto)</text:p>
        </text:list-item>
        <text:list-item>
          <text:p text:style-name="P173">#464: NullPointerException a l'hora de notificar el ZIP resultat d'una concatenació</text:p>
        </text:list-item>
        <text:list-item>
          <text:p text:style-name="P173">#465: Poder concatenar i notificar documents definitius (no firmats)</text:p>
        </text:list-item>
        <text:list-item>
          <text:p text:style-name="P174">#467: <text:span text:style-name="T33">Error en crear document</text:span></text:p>
        </text:list-item>
        <text:list-item>
          <text:p text:style-name="P174">#469: <text:span text:style-name="T33">Error en notificar un document</text:span></text:p>
        </text:list-item>
        <text:list-item>
          <text:p text:style-name="P174">#471 Afegir els detalls de la notificació realitzada</text:p>
        </text:list-item>
        <text:list-item>
          <text:p text:style-name="P174"><text:soft-page-break/>#472 Missatge "Ajax error" al enviar notificació</text:p>
        </text:list-item>
        <text:list-item>
          <text:p text:style-name="P174">#474 Mostrar progrés durant l'enviament d'una notificació</text:p>
        </text:list-item>
        <text:list-item>
          <text:p text:style-name="P174">#476 No es mostren les dades de l'enviament</text:p>
        </text:list-item>
        <text:list-item>
          <text:p text:style-name="P174">#481 Error al menú d'accions d'un expedient</text:p>
        </text:list-item>
      </text:list>
      <text:list xml:id="list111352625329795" text:continue-list="list111354074380740" text:style-name="Outline">
        <text:list-item>
          <text:list>
            <text:list-header>
              <text:h text:style-name="P111" text:outline-level="2" text:is-list-header="true"><text:bookmark-start text:name="__RefHeading___Toc1006_18069182541111111"/>Canvis <text:span text:style-name="T7">en</text:span> <text:span text:style-name="T7">la </text:span>base de dades<text:bookmark-end text:name="__RefHeading___Toc1006_18069182541111111"/></text:h>
            </text:list-header>
          </text:list>
        </text:list-item>
      </text:list>
      <text:list xml:id="list549870116" text:style-name="L24">
        <text:list-item>
          <text:p text:style-name="P166">343.oracle.sql</text:p>
        </text:list-item>
        <text:list-item>
          <text:p text:style-name="P166">343.postgresql.sql</text:p>
        </text:list-item>
        <text:list-item>
          <text:p text:style-name="P166">350.oracle.sql</text:p>
        </text:list-item>
        <text:list-item>
          <text:p text:style-name="P166">350.postgresql.sql</text:p>
        </text:list-item>
        <text:list-item>
          <text:p text:style-name="P166">361.oracle.sql</text:p>
        </text:list-item>
        <text:list-item>
          <text:p text:style-name="P166">361.postresql.sql</text:p>
        </text:list-item>
        <text:list-item>
          <text:p text:style-name="P166">362.oracle.sql</text:p>
        </text:list-item>
        <text:list-item>
          <text:p text:style-name="P166">362.postgres.sql</text:p>
        </text:list-item>
        <text:list-item>
          <text:p text:style-name="P166">402.oracle.sql</text:p>
        </text:list-item>
        <text:list-item>
          <text:p text:style-name="P166">402.postgres.sql</text:p>
        </text:list-item>
        <text:list-item>
          <text:p text:style-name="P166">429.oracle.sql</text:p>
        </text:list-item>
        <text:list-item>
          <text:p text:style-name="P166">429.postgresql.sql</text:p>
        </text:list-item>
        <text:list-item>
          <text:p text:style-name="P166">432.oracle.sql</text:p>
        </text:list-item>
        <text:list-item>
          <text:p text:style-name="P166">432.postgres.sql</text:p>
        </text:list-item>
        <text:list-item>
          <text:p text:style-name="P166">434.oracle.sql</text:p>
        </text:list-item>
        <text:list-item>
          <text:p text:style-name="P166">434.postgresql.sql</text:p>
        </text:list-item>
        <text:list-item>
          <text:p text:style-name="P166">435.oracle.sql</text:p>
        </text:list-item>
        <text:list-item>
          <text:p text:style-name="P166">43<text:span text:style-name="T32">5</text:span>.postgres.sql</text:p>
        </text:list-item>
        <text:list-item>
          <text:p text:style-name="P166">450.oracle.sql</text:p>
        </text:list-item>
        <text:list-item>
          <text:p text:style-name="P166">450.postgres.sql</text:p>
        </text:list-item>
      </text:list>
      <text:p text:style-name="P79"/>
      <text:list xml:id="list111353851676718" text:continue-list="list111352625329795" text:style-name="Outline">
        <text:list-header>
          <text:h text:style-name="P111" text:outline-level="2" text:is-list-header="true"><text:bookmark-start text:name="__RefHeading___Toc664_24998508111111111111"/>Canvis <text:span text:style-name="T7">en</text:span> les propietats de l’aplicació<text:bookmark-end text:name="__RefHeading___Toc664_24998508111111111111"/></text:h>
        </text:list-header>
      </text:list>
      <text:list xml:id="list2599880796" text:style-name="L25">
        <text:list-item>
          <text:p text:style-name="P175">350.properties</text:p>
        </text:list-item>
        <text:list-item>
          <text:p text:style-name="P175">362.properties</text:p>
        </text:list-item>
        <text:list-item>
          <text:p text:style-name="P175"><text:soft-page-break/>439.properties</text:p>
        </text:list-item>
        <text:list-item>
          <text:p text:style-name="P175">440.properties</text:p>
        </text:list-item>
      </text:list>
      <text:p text:style-name="P79"/>
      <text:list xml:id="list111352304486368" text:continue-list="list111353851676718" text:style-name="Outline">
        <text:list-item>
          <text:h text:style-name="P97" text:outline-level="1"><text:bookmark-start text:name="__RefHeading___Toc2248_3488419412"/><text:span text:style-name="T30">Versió</text:span><text:span text:style-name="T6"> 0.9.7</text:span><text:span text:style-name="T34">5</text:span><text:bookmark-end text:name="__RefHeading___Toc2248_3488419412"/></text:h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Dat<text:span text:style-name="T19">a</text:span></text:p>
          </table:table-cell>
          <table:table-cell table:style-name="Tabla2.B1" office:value-type="string">
            <text:p text:style-name="P60"><text:date style:data-style-name="N104" text:date-value="2020-09-14T11:13:51.969594256">14.09.20</text:date></text:p>
          </table:table-cell>
        </table:table-row>
        <table:table-row table:style-name="Tabla2.2">
          <table:table-cell table:style-name="Tabla2.A2" office:value-type="string">
            <text:p text:style-name="P21">Resum</text:p>
          </table:table-cell>
          <table:table-cell table:style-name="Tabla2.B2" office:value-type="string">
            <text:p text:style-name="P72"/>
          </table:table-cell>
        </table:table-row>
      </table:table>
      <text:list xml:id="list111353227150747" text:continue-numbering="true" text:style-name="Outline">
        <text:list-header>
          <text:h text:style-name="P112" text:outline-level="2" text:is-list-header="true"><text:bookmark-start text:name="__RefHeading___Toc660_249985081111111111111"/>Modificacions incloses dins aquesta versió<text:bookmark-end text:name="__RefHeading___Toc660_249985081111111111111"/></text:h>
        </text:list-header>
      </text:list>
      <text:list xml:id="list1626943803" text:style-name="L26">
        <text:list-item>
          <text:p text:style-name="P177">#<text:span text:style-name="T34">551</text:span>: <text:span text:style-name="T34">Error al modificar dades de l’expedient de tipus múltiple</text:span></text:p>
        </text:list-item>
        <text:list-item>
          <text:p text:style-name="P177">#548: Error al modificar informació d'una tasca ja creada </text:p>
        </text:list-item>
        <text:list-item>
          <text:p text:style-name="P177">#494: Gestió de grups </text:p>
        </text:list-item>
        <text:list-item>
          <text:p text:style-name="P177">#547: Error en els camps obligatoris al crear de permisos <text:s/></text:p>
        </text:list-item>
        <text:list-item>
          <text:p text:style-name="P177">#546: Comprovació de camps obligatoris al crear una metadada </text:p>
        </text:list-item>
        <text:list-item>
          <text:p text:style-name="P177">#394: Adaptació de RIPEA per gestionar procediments comuns <text:s/></text:p>
        </text:list-item>
        <text:list-item>
          <text:p text:style-name="P177">#541: LinkageError al modificar tipus de document <text:s/></text:p>
        </text:list-item>
        <text:list-item>
          <text:p text:style-name="P177">#512: Error en esborrar expedient </text:p>
        </text:list-item>
        <text:list-item>
          <text:p text:style-name="P177">#540: <text:span text:style-name="T36">V</text:span>alidar caràcters acceptats en NOTIFIC@ al formulari de notificacions </text:p>
        </text:list-item>
        <text:list-item>
          <text:p text:style-name="P177">#539: Revisar metadades NTI dels documents IMPORTATS <text:s/></text:p>
        </text:list-item>
        <text:list-item>
          <text:p text:style-name="P177">#486: Les accions massives es queden bloquejades si falla la primera execució en cua <text:s/></text:p>
        </text:list-item>
        <text:list-item>
          <text:p text:style-name="P177">#532: Revisar les metadades NTI de l'expedient </text:p>
        </text:list-item>
        <text:list-item>
          <text:p text:style-name="P177">#527: Millorar funció d'enviament massiu a Portafirmes <text:s/></text:p>
        </text:list-item>
        <text:list-item>
          <text:p text:style-name="P177">#526: Generar ZIP amb un índex de l'expedient.</text:p>
        </text:list-item>
        <text:list-item>
          <text:p text:style-name="P177">#511: No s'actualitza el document signat amb plantilla de flux de firmes i firmes externes </text:p>
        </text:list-item>
        <text:list-item>
          <text:p text:style-name="P177">#397: Preparar RIPEA per una administració distribuïda d’expedients</text:p>
        </text:list-item>
        <text:list-item>
          <text:p text:style-name="P177">#495: No permetre esborrar tipus de documents si existeixen documents d'aquest tipus</text:p>
        </text:list-item>
        <text:list-item>
          <text:p text:style-name="P177">#536: No es poden notificar documents dins un carpeta</text:p>
        </text:list-item>
        <text:list-item>
          <text:p text:style-name="P177">#505: Refrescar document signat amb passarel·la</text:p>
        </text:list-item>
        <text:list-item>
          <text:p text:style-name="P177">#528: Error seguiment d'enviament a portafirmes.</text:p>
        </text:list-item>
        <text:list-item>
          <text:p text:style-name="P177"><text:soft-page-break/>#535: Camp obligatori "Tipus documental" del tipus de document no es valida correctament.</text:p>
        </text:list-item>
        <text:list-item>
          <text:p text:style-name="P177">#534: Aplicació sense "resposta" a determinades accions</text:p>
        </text:list-item>
        <text:list-item>
          <text:p text:style-name="P177">#533: Revisar la importació de documents de Regweb (APB)</text:p>
        </text:list-item>
        <text:list-item>
          <text:p text:style-name="P177">#396: Classificar tipologies d’expedients <text:s/></text:p>
        </text:list-item>
        <text:list-item>
          <text:p text:style-name="P177">#519: Revisar literals i missatges en castellà <text:s/></text:p>
        </text:list-item>
        <text:list-item>
          <text:p text:style-name="P177">#482: Incorporar funcionalitat de firma en servidor</text:p>
        </text:list-item>
        <text:list-item>
          <text:p text:style-name="P177">#530: Problema amb les dades de l'interessat</text:p>
        </text:list-item>
        <text:list-item>
          <text:p text:style-name="P177">#504: Afegir núm d'expedient a la notificació</text:p>
        </text:list-item>
        <text:list-item>
          <text:p text:style-name="P177">#468: Revisar títol llistat de tipus de documents</text:p>
        </text:list-item>
        <text:list-item>
          <text:p text:style-name="P177">#478: Traducció de literals del paginador</text:p>
        </text:list-item>
        <text:list-item>
          <text:p text:style-name="P177">#470: Gestió d'interessats: Balears per defecte al llistat de províncies</text:p>
        </text:list-item>
        <text:list-item>
          <text:p text:style-name="P177">#490: Desactivar el botó Notificar una vegada fet clic</text:p>
        </text:list-item>
        <text:list-item>
          <text:p text:style-name="P177">#489: No permetre afegir més documents si no hi ha tipologies de documents disponibles (s'ha arribat a la multiplicitat màxima)</text:p>
        </text:list-item>
        <text:list-item>
          <text:p text:style-name="P177">#525: Modificar el peu de pàgina per a mostrar la versió i la data de compilació <text:s/></text:p>
        </text:list-item>
        <text:list-item>
          <text:p text:style-name="P177">#491: Desactivar el botó guardar document una vegada fet clic</text:p>
        </text:list-item>
        <text:list-item>
          <text:p text:style-name="P177">#483: Document tipus erroni als detalls de seguiment portafirmes <text:s/></text:p>
        </text:list-item>
        <text:list-item>
          <text:p text:style-name="P177">#514: Error al crear un expedient amb espais en blanc</text:p>
        </text:list-item>
        <text:list-item>
          <text:p text:style-name="P177">#503: Error en crear un expedient amb nom repetit</text:p>
        </text:list-item>
        <text:list-item>
          <text:p text:style-name="P177">#522: Error en crear tasca</text:p>
        </text:list-item>
        <text:list-item>
          <text:p text:style-name="P177">#501: Canvi en nombre registres llista i recordar selecció</text:p>
        </text:list-item>
        <text:list-item>
          <text:p text:style-name="P177">#521: Afegir URL de l'expedient al visor en l'enviament a Portafirmes</text:p>
        </text:list-item>
        <text:list-item>
          <text:p text:style-name="P177">#499: Nova columna a la taula d'expedients</text:p>
        </text:list-item>
        <text:list-item>
          <text:p text:style-name="P177">#497: Millora avisos</text:p>
        </text:list-item>
        <text:list-item>
          <text:p text:style-name="P177">#523: Activar/desactivar la creació dels tipus documentals amb una propietat </text:p>
        </text:list-item>
        <text:list-item>
          <text:p text:style-name="P177">#507: No s'està informant correctament la metadada normativa en document</text:p>
        </text:list-item>
        <text:list-item>
          <text:p text:style-name="P177">#513: De vegades falla la tornada de PF i es queda el document bloquejat en pendent de signatura</text:p>
        </text:list-item>
        <text:list-item>
          <text:p text:style-name="P177"><text:soft-page-break/>#506: Problema amb el tipus ENI de document "Convocatòria"</text:p>
        </text:list-item>
        <text:list-item>
          <text:p text:style-name="P177">#479: Establir una mida màxima al nom i descripció d'un document</text:p>
        </text:list-item>
        <text:list-item>
          <text:p text:style-name="P177">#477: Valor per defecte per les dades d'un expedient</text:p>
        </text:list-item>
        <text:list-item>
          <text:p text:style-name="P177">#509: Tipus de document en alta de document posar-ho buit per defecte</text:p>
        </text:list-item>
        <text:list-item>
          <text:p text:style-name="P177">#510: Les finestres modals es tanquen</text:p>
        </text:list-item>
        <text:list-item>
          <text:p text:style-name="P177">#498: No enviar canvi estat notificació finalitzada a Processada</text:p>
        </text:list-item>
        <text:list-item>
          <text:p text:style-name="P177">#500: Afegir enllaç a l'expedient</text:p>
        </text:list-item>
        <text:list-item>
          <text:p text:style-name="P177">#508: Falta text d'error en camp email d'interessat</text:p>
        </text:list-item>
        <text:list-item>
          <text:p text:style-name="P177">#485: Error executant una acció massiva</text:p>
        </text:list-item>
        <text:list-item>
          <text:p text:style-name="P177">#475: Afegir certificació de la notificació</text:p>
        </text:list-item>
        <text:list-item>
          <text:p text:style-name="P177">#330: Permetre agrupar correus en la configuració d’usuari de RIPEA</text:p>
        </text:list-item>
        <text:list-item>
          <text:p text:style-name="P177">#467: Error en crear <text:span text:style-name="T41">document</text:span></text:p>
        </text:list-item>
        <text:list-item>
          <text:p text:style-name="P177">#456: Deshabilitar les notificacions si no hi ha cap interessat per a notificar</text:p>
        </text:list-item>
        <text:list-item>
          <text:p text:style-name="P177">#484: Error llistant el contingut d'una execució massiva</text:p>
        </text:list-item>
        <text:list-item>
          <text:p text:style-name="P177">#493: Error copiant l'enllaç CSV del document</text:p>
        </text:list-item>
      </text:list>
      <text:list xml:id="list111352584098610" text:continue-list="list111353227150747" text:style-name="Outline">
        <text:list-item>
          <text:list>
            <text:list-header>
              <text:h text:style-name="P112" text:outline-level="2" text:is-list-header="true"><text:bookmark-start text:name="__RefHeading___Toc1006_180691825411111111"/>Canvis <text:span text:style-name="T7">en</text:span> <text:span text:style-name="T7">la </text:span>base de dades<text:bookmark-end text:name="__RefHeading___Toc1006_180691825411111111"/></text:h>
            </text:list-header>
          </text:list>
        </text:list-item>
      </text:list>
      <text:list xml:id="list2744278156" text:style-name="L27">
        <text:list-item>
          <text:p text:style-name="P178"><text:span text:style-name="T28">3</text:span><text:span text:style-name="T37">30</text:span><text:span text:style-name="T28">.oracle.sql</text:span></text:p>
        </text:list-item>
        <text:list-item>
          <text:p text:style-name="P167">3<text:span text:style-name="T37">30</text:span>.postgresql.sql</text:p>
        </text:list-item>
        <text:list-item>
          <text:p text:style-name="P179"><text:span text:style-name="T28">3</text:span><text:span text:style-name="T38">96</text:span><text:span text:style-name="T28">.oracle.sql</text:span></text:p>
        </text:list-item>
        <text:list-item>
          <text:p text:style-name="P168">3<text:span text:style-name="T38">96</text:span>.postgresql.sql</text:p>
        </text:list-item>
        <text:list-item>
          <text:p text:style-name="P180"><text:span text:style-name="T38">428</text:span><text:span text:style-name="T28">.oracle.sql</text:span></text:p>
        </text:list-item>
        <text:list-item>
          <text:p text:style-name="P169"><text:span text:style-name="T38">428</text:span>.postgresql.sql</text:p>
        </text:list-item>
        <text:list-item>
          <text:p text:style-name="P180"><text:span text:style-name="T38">494</text:span><text:span text:style-name="T28">.oracle.sql</text:span></text:p>
        </text:list-item>
        <text:list-item>
          <text:p text:style-name="P169"><text:span text:style-name="T38">494</text:span>.postgresql.sql</text:p>
        </text:list-item>
        <text:list-item>
          <text:p text:style-name="P180"><text:span text:style-name="T38">497</text:span><text:span text:style-name="T28">.oracle.sql</text:span></text:p>
        </text:list-item>
        <text:list-item>
          <text:p text:style-name="P169"><text:span text:style-name="T38">497</text:span>.postgresql.sql</text:p>
        </text:list-item>
      </text:list>
      <text:list xml:id="list111352987090863" text:continue-list="list111352584098610" text:style-name="Outline">
        <text:list-header>
          <text:h text:style-name="P112" text:outline-level="2" text:is-list-header="true"><text:bookmark-start text:name="__RefHeading___Toc664_249985081111111111111"/>Canvis <text:span text:style-name="T7">en</text:span> les propietats de l’aplicació<text:bookmark-end text:name="__RefHeading___Toc664_249985081111111111111"/></text:h>
        </text:list-header>
      </text:list>
      <text:list xml:id="list3077795095" text:style-name="L28">
        <text:list-item>
          <text:p text:style-name="P176">3<text:span text:style-name="T37">3</text:span>0.properties</text:p>
        </text:list-item>
        <text:list-item>
          <text:p text:style-name="P176"><text:soft-page-break/><text:span text:style-name="T40">485</text:span>.properties</text:p>
        </text:list-item>
        <text:list-item>
          <text:p text:style-name="P181"><text:span text:style-name="T40">521</text:span><text:span text:style-name="T39">.properties</text:span></text:p>
        </text:list-item>
        <text:list-item>
          <text:p text:style-name="P176"><text:span text:style-name="T40">523</text:span>.properti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8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0</text:page-number></text:span><text:span text:style-name="MT1"><text:s/>/ </text:span><text:span text:style-name="MT1"><text:page-count>3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9-14T11:13:51.870260532">14/09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8H53M52S</meta:editing-duration>
    <meta:editing-cycles>97</meta:editing-cycles>
    <meta:generator>LibreOffice/6.4.5.2$Linux_X86_64 LibreOffice_project/40$Build-2</meta:generator>
    <dc:date>2020-09-14T11:13:51.814143342</dc:date>
    <meta:document-statistic meta:table-count="19" meta:image-count="0" meta:object-count="0" meta:page-count="30" meta:paragraph-count="553" meta:word-count="3539" meta:character-count="21589" meta:non-whitespace-character-count="18923"/>
  </office:meta>
</office:document-meta>
</file>